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357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5.756cm"/>
    </style:style>
    <style:style style:name="co29" style:family="table-column">
      <style:table-column-properties fo:break-before="auto" style:column-width="5.184cm"/>
    </style:style>
    <style:style style:name="co30" style:family="table-column">
      <style:table-column-properties fo:break-before="auto" style:column-width="4.094cm"/>
    </style:style>
    <style:style style:name="co31" style:family="table-column">
      <style:table-column-properties fo:break-before="auto" style:column-width="3.468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6.463cm"/>
    </style:style>
    <style:style style:name="co35" style:family="table-column">
      <style:table-column-properties fo:break-before="auto" style:column-width="10.005cm"/>
    </style:style>
    <style:style style:name="co36" style:family="table-column">
      <style:table-column-properties fo:break-before="auto" style:column-width="2.596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4.339cm"/>
    </style:style>
    <style:style style:name="co39" style:family="table-column">
      <style:table-column-properties fo:break-before="auto" style:column-width="2.133cm"/>
    </style:style>
    <style:style style:name="co40" style:family="table-column">
      <style:table-column-properties fo:break-before="auto" style:column-width="6.165cm"/>
    </style:style>
    <style:style style:name="co41" style:family="table-column">
      <style:table-column-properties fo:break-before="auto" style:column-width="6.327cm"/>
    </style:style>
    <style:style style:name="co42" style:family="table-column">
      <style:table-column-properties fo:break-before="auto" style:column-width="6.001cm"/>
    </style:style>
    <style:style style:name="co43" style:family="table-column">
      <style:table-column-properties fo:break-before="auto" style:column-width="5.156cm"/>
    </style:style>
    <style:style style:name="co44" style:family="table-column">
      <style:table-column-properties fo:break-before="auto" style:column-width="8.317cm"/>
    </style:style>
    <style:style style:name="co45" style:family="table-column">
      <style:table-column-properties fo:break-before="auto" style:column-width="7.172cm"/>
    </style:style>
    <style:style style:name="co46" style:family="table-column">
      <style:table-column-properties fo:break-before="auto" style:column-width="7.743cm"/>
    </style:style>
    <style:style style:name="co47" style:family="table-column">
      <style:table-column-properties fo:break-before="auto" style:column-width="6.6cm"/>
    </style:style>
    <style:style style:name="co48" style:family="table-column">
      <style:table-column-properties fo:break-before="auto" style:column-width="6.191cm"/>
    </style:style>
    <style:style style:name="co49" style:family="table-column">
      <style:table-column-properties fo:break-before="auto" style:column-width="4.856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1.452cm"/>
    </style:style>
    <style:style style:name="co52" style:family="table-column">
      <style:table-column-properties fo:break-before="auto" style:column-width="6.682cm"/>
    </style:style>
    <style:style style:name="co53" style:family="table-column">
      <style:table-column-properties fo:break-before="auto" style:column-width="9.105cm"/>
    </style:style>
    <style:style style:name="co54" style:family="table-column">
      <style:table-column-properties fo:break-before="auto" style:column-width="5.401cm"/>
    </style:style>
    <style:style style:name="co55" style:family="table-column">
      <style:table-column-properties fo:break-before="auto" style:column-width="2.84cm"/>
    </style:style>
    <style:style style:name="co56" style:family="table-column">
      <style:table-column-properties fo:break-before="auto" style:column-width="2.187cm"/>
    </style:style>
    <style:style style:name="co57" style:family="table-column">
      <style:table-column-properties fo:break-before="auto" style:column-width="1.806cm"/>
    </style:style>
    <style:style style:name="co58" style:family="table-column">
      <style:table-column-properties fo:break-before="auto" style:column-width="2.568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549cm"/>
    </style:style>
    <style:style style:name="co61" style:family="table-column">
      <style:table-column-properties fo:break-before="auto" style:column-width="1.723cm"/>
    </style:style>
    <style:style style:name="co62" style:family="table-column">
      <style:table-column-properties fo:break-before="auto" style:column-width="1.669cm"/>
    </style:style>
    <style:style style:name="co63" style:family="table-column">
      <style:table-column-properties fo:break-before="auto" style:column-width="3.059cm"/>
    </style:style>
    <style:style style:name="co64" style:family="table-column">
      <style:table-column-properties fo:break-before="auto" style:column-width="1.752cm"/>
    </style:style>
    <style:style style:name="co65" style:family="table-column">
      <style:table-column-properties fo:break-before="auto" style:column-width="3.93cm"/>
    </style:style>
    <style:style style:name="co66" style:family="table-column">
      <style:table-column-properties fo:break-before="auto" style:column-width="3.494cm"/>
    </style:style>
    <style:style style:name="co67" style:family="table-column">
      <style:table-column-properties fo:break-before="auto" style:column-width="2.378cm"/>
    </style:style>
    <style:style style:name="co68" style:family="table-column">
      <style:table-column-properties fo:break-before="auto" style:column-width="6.518cm"/>
    </style:style>
    <style:style style:name="co69" style:family="table-column">
      <style:table-column-properties fo:break-before="auto" style:column-width="6.355cm"/>
    </style:style>
    <style:style style:name="co70" style:family="table-column">
      <style:table-column-properties fo:break-before="auto" style:column-width="1.533cm"/>
    </style:style>
    <style:style style:name="co71" style:family="table-column">
      <style:table-column-properties fo:break-before="auto" style:column-width="2.323cm"/>
    </style:style>
    <style:style style:name="co72" style:family="table-column">
      <style:table-column-properties fo:break-before="auto" style:column-width="8.124cm"/>
    </style:style>
    <style:style style:name="co73" style:family="table-column">
      <style:table-column-properties fo:break-before="auto" style:column-width="2.459cm"/>
    </style:style>
    <style:style style:name="co74" style:family="table-column">
      <style:table-column-properties fo:break-before="auto" style:column-width="2.242cm"/>
    </style:style>
    <style:style style:name="co75" style:family="table-column">
      <style:table-column-properties fo:break-before="auto" style:column-width="3.658cm"/>
    </style:style>
    <style:style style:name="co76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1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1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1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/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1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1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1"/>
        <table:table-column table:style-name="co21" table:number-columns-repeated="2" table:default-cell-style-name="ce2"/>
        <table:table-column table:style-name="co21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1" office:value-type="string" calcext:value-type="string">
            <text:p>2023-01-01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1" office:value-type="string" calcext:value-type="string">
            <text:p>2018-06-07</text:p>
          </table:table-cell>
          <table:table-cell table:style-name="ce1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3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4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17-10-10</text:p>
          </table:table-cell>
          <table:table-cell table:style-name="ce1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22-06-20</text:p>
          </table:table-cell>
          <table:table-cell table:style-name="ce1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1" office:value-type="string" calcext:value-type="string">
            <text:p>2019-08-05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7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1" office:value-type="string" calcext:value-type="string">
            <text:p>2018-08-13</text:p>
          </table:table-cell>
          <table:table-cell table:style-name="ce1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Hans Muster7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8</text:p>
          </table:table-cell>
          <table:table-cell/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7-02-09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8-02-15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1"/>
        <table:table-column table:style-name="co21" table:number-columns-repeated="2" table:default-cell-style-name="Default"/>
        <table:table-column table:style-name="co21" table:number-columns-repeated="4" table:default-cell-style-name="ce2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5" table:default-cell-style-name="ce1"/>
        <table:table-column table:style-name="co26" table:number-columns-repeated="2" table:default-cell-style-name="ce1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Default"/>
        <table:table-column table:style-name="co40" table:default-cell-style-name="ce1"/>
        <table:table-column table:style-name="co41" table:number-columns-repeated="2" table:default-cell-style-name="ce1"/>
        <table:table-column table:style-name="co42" table:default-cell-style-name="ce1"/>
        <table:table-column table:style-name="co40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50 SAC Aar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arau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aarau@example.ch" calcext:value-type="string">
            <text:p>sac-aarau@example.ch</text:p>
          </table:table-cell>
          <table:table-cell table:formula="of:=COM.MICROSOFT.CONCAT(&quot;https://&quot;;LOWER(ORG.LIBREOFFICE.REGEX(ORG.LIBREOFFICE.REGEX([.F2];&quot;[^A-Za-z\s]\s*&quot;;&quot;&quot;;&quot;g&quot;);&quot;(\s|-)+&quot;;&quot;-&quot;;&quot;g&quot;));&quot;.ch&quot;)" office:value-type="string" office:string-value="https://sac-aarau.ch" calcext:value-type="string">
            <text:p>https://sac-aar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00 SAC Am Alb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ffoltern am Albis</text:p>
          </table:table-cell>
          <table:table-cell office:value-type="string" calcext:value-type="string">
            <text:p>89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am-albis@example.ch" calcext:value-type="string">
            <text:p>sac-am-albis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am-albis.ch" calcext:value-type="string">
            <text:p>https://sac-am-alb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20.00000000000000000000</text:p>
          </table:table-cell>
          <table:table-cell table:number-columns-repeated="3"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50 SAC Altel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andersteg</text:p>
          </table:table-cell>
          <table:table-cell office:value-type="string" calcext:value-type="string">
            <text:p>37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];&quot;[^A-Za-z\s]\s*&quot;;&quot;&quot;;&quot;g&quot;);&quot;(\s|-)+&quot;;&quot;-&quot;;&quot;g&quot;));&quot;@example.ch&quot;)" office:value-type="string" office:string-value="sac-altels@example.ch" calcext:value-type="string">
            <text:p>sac-altels@example.ch</text:p>
          </table:table-cell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altels.ch" calcext:value-type="string">
            <text:p>https://sac-altel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23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00 SAC Ang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sac-angenstein@example.ch" calcext:value-type="string">
            <text:p>sac-angenstei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sac-angenstein.ch" calcext:value-type="string">
            <text:p>https://sac-ang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8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50 CAS Argentine</text:p>
          </table:table-cell>
          <table:table-cell office:value-type="string" calcext:value-type="string">
            <text:p>CAS Argentine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argentine@example.ch" calcext:value-type="string">
            <text:p>cas-argentine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argentine.ch" calcext:value-type="string">
            <text:p>https://cas-argenti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00 SAC Aro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rosa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7];&quot;[^A-Za-z\s]\s*&quot;;&quot;&quot;;&quot;g&quot;);&quot;(\s|-)+&quot;;&quot;-&quot;;&quot;g&quot;));&quot;@example.ch&quot;)" office:value-type="string" office:string-value="sac-arosa@example.ch" calcext:value-type="string">
            <text:p>sac-arosa@example.ch</text:p>
          </table:table-cell>
          <table:table-cell table:formula="of:=COM.MICROSOFT.CONCAT(&quot;https://&quot;;LOWER(ORG.LIBREOFFICE.REGEX(ORG.LIBREOFFICE.REGEX([.F7];&quot;[^A-Za-z\s]\s*&quot;;&quot;&quot;;&quot;g&quot;);&quot;(\s|-)+&quot;;&quot;-&quot;;&quot;g&quot;));&quot;.ch&quot;)" office:value-type="string" office:string-value="https://sac-arosa.ch" calcext:value-type="string">
            <text:p>https://sac-aro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50 SAC Bacht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üti ZH</text:p>
          </table:table-cell>
          <table:table-cell office:value-type="string" calcext:value-type="string">
            <text:p>863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bachtel@example.ch" calcext:value-type="string">
            <text:p>sac-bachtel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bachtel.ch" calcext:value-type="string">
            <text:p>https://sac-bach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80 SAC Baldern</text:p>
          </table:table-cell>
          <table:table-cell office:value-type="string" calcext:value-type="string">
            <text:p>Sektion Baldern Züri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9];&quot;[^A-Za-z\s]\s*&quot;;&quot;&quot;;&quot;g&quot;);&quot;(\s|-)+&quot;;&quot;-&quot;;&quot;g&quot;));&quot;@example.ch&quot;)" office:value-type="string" office:string-value="sac-baldern@example.ch" calcext:value-type="string">
            <text:p>sac-baldern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00 SAC Bas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0];&quot;[^A-Za-z\s]\s*&quot;;&quot;&quot;;&quot;g&quot;);&quot;(\s|-)+&quot;;&quot;-&quot;;&quot;g&quot;));&quot;@example.ch&quot;)" office:value-type="string" office:string-value="sac-basel@example.ch" calcext:value-type="string">
            <text:p>sac-basel@example.ch</text:p>
          </table:table-cell>
          <table:table-cell table:formula="of:=COM.MICROSOFT.CONCAT(&quot;https://&quot;;LOWER(ORG.LIBREOFFICE.REGEX(ORG.LIBREOFFICE.REGEX([.F10];&quot;[^A-Za-z\s]\s*&quot;;&quot;&quot;;&quot;g&quot;);&quot;(\s|-)+&quot;;&quot;-&quot;;&quot;g&quot;));&quot;.ch&quot;)" office:value-type="string" office:string-value="https://sac-basel.ch" calcext:value-type="string">
            <text:p>https://sac-bas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50 SAC Basel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iestal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11];&quot;[^A-Za-z\s]\s*&quot;;&quot;&quot;;&quot;g&quot;);&quot;(\s|-)+&quot;;&quot;-&quot;;&quot;g&quot;));&quot;@example.ch&quot;)" office:value-type="string" office:string-value="sac-baselland@example.ch" calcext:value-type="string">
            <text:p>sac-baselland@example.ch</text:p>
          </table:table-cell>
          <table:table-cell table:formula="of:=COM.MICROSOFT.CONCAT(&quot;https://&quot;;LOWER(ORG.LIBREOFFICE.REGEX(ORG.LIBREOFFICE.REGEX([.F11];&quot;[^A-Za-z\s]\s*&quot;;&quot;&quot;;&quot;g&quot;);&quot;(\s|-)+&quot;;&quot;-&quot;;&quot;g&quot;));&quot;.ch&quot;)" office:value-type="string" office:string-value="https://sac-baselland.ch" calcext:value-type="string">
            <text:p>https://sac-basel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0 SAC Bern</text:p>
          </table:table-cell>
          <table:table-cell office:value-type="string" calcext:value-type="string">
            <text:p>Brunngasse 36</text:p>
          </table:table-cell>
          <table:table-cell/>
          <table:table-cell office:value-type="string" calcext:value-type="string">
            <text:p>Bern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];&quot;[^A-Za-z\s]\s*&quot;;&quot;&quot;;&quot;g&quot;);&quot;(\s|-)+&quot;;&quot;-&quot;;&quot;g&quot;));&quot;@example.ch&quot;)" office:value-type="string" office:string-value="sac-bern@example.ch" calcext:value-type="string">
            <text:p>sac-bern@example.ch</text:p>
          </table:table-cell>
          <table:table-cell table:formula="of:=COM.MICROSOFT.CONCAT(&quot;https://&quot;;LOWER(ORG.LIBREOFFICE.REGEX(ORG.LIBREOFFICE.REGEX([.F12];&quot;[^A-Za-z\s]\s*&quot;;&quot;&quot;;&quot;g&quot;);&quot;(\s|-)+&quot;;&quot;-&quot;;&quot;g&quot;));&quot;.ch&quot;)" office:value-type="string" office:string-value="https://sac-bern.ch" calcext:value-type="string">
            <text:p>https://sac-b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113.00000000000000000000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1 SAC Gantrisch</text:p>
          </table:table-cell>
          <table:table-cell office:value-type="string" calcext:value-type="string">
            <text:p>Unterwahlern 27</text:p>
          </table:table-cell>
          <table:table-cell/>
          <table:table-cell office:value-type="string" calcext:value-type="string">
            <text:p>Schwarzenburg</text:p>
          </table:table-cell>
          <table:table-cell office:value-type="string" calcext:value-type="string">
            <text:p>315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1 999 99 99</text:p>
          </table:table-cell>
          <table:table-cell table:formula="of:=COM.MICROSOFT.CONCAT(LOWER(ORG.LIBREOFFICE.REGEX(ORG.LIBREOFFICE.REGEX([.F13];&quot;[^A-Za-z\s]\s*&quot;;&quot;&quot;;&quot;g&quot;);&quot;(\s|-)+&quot;;&quot;-&quot;;&quot;g&quot;));&quot;@example.ch&quot;)" office:value-type="string" office:string-value="sac-gantrisch@example.ch" calcext:value-type="string">
            <text:p>sac-gantrisch@example.ch</text:p>
          </table:table-cell>
          <table:table-cell table:formula="of:=COM.MICROSOFT.CONCAT(&quot;https://&quot;;LOWER(ORG.LIBREOFFICE.REGEX(ORG.LIBREOFFICE.REGEX([.F13];&quot;[^A-Za-z\s]\s*&quot;;&quot;&quot;;&quot;g&quot;);&quot;(\s|-)+&quot;;&quot;-&quot;;&quot;g&quot;));&quot;.ch&quot;)" office:value-type="string" office:string-value="https://sac-gantrisch.ch" calcext:value-type="string">
            <text:p>https://sac-gantris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50 SAC Bernin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uoz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4];&quot;[^A-Za-z\s]\s*&quot;;&quot;&quot;;&quot;g&quot;);&quot;(\s|-)+&quot;;&quot;-&quot;;&quot;g&quot;));&quot;@example.ch&quot;)" office:value-type="string" office:string-value="sac-bernina@example.ch" calcext:value-type="string">
            <text:p>sac-bernina@example.ch</text:p>
          </table:table-cell>
          <table:table-cell table:formula="of:=COM.MICROSOFT.CONCAT(&quot;https://&quot;;LOWER(ORG.LIBREOFFICE.REGEX(ORG.LIBREOFFICE.REGEX([.F14];&quot;[^A-Za-z\s]\s*&quot;;&quot;&quot;;&quot;g&quot;);&quot;(\s|-)+&quot;;&quot;-&quot;;&quot;g&quot;));&quot;.ch&quot;)" office:value-type="string" office:string-value="https://sac-bernina.ch" calcext:value-type="string">
            <text:p>https://sac-bernin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0 SAC B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iel/Bienne 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5];&quot;[^A-Za-z\s]\s*&quot;;&quot;&quot;;&quot;g&quot;);&quot;(\s|-)+&quot;;&quot;-&quot;;&quot;g&quot;));&quot;@example.ch&quot;)" office:value-type="string" office:string-value="sac-biel@example.ch" calcext:value-type="string">
            <text:p>sac-biel@example.ch</text:p>
          </table:table-cell>
          <table:table-cell table:formula="of:=COM.MICROSOFT.CONCAT(&quot;https://&quot;;LOWER(ORG.LIBREOFFICE.REGEX(ORG.LIBREOFFICE.REGEX([.F15];&quot;[^A-Za-z\s]\s*&quot;;&quot;&quot;;&quot;g&quot;);&quot;(\s|-)+&quot;;&quot;-&quot;;&quot;g&quot;));&quot;.ch&quot;)" office:value-type="string" office:string-value="https://sac-biel.ch" calcext:value-type="string">
            <text:p>https://sac-b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 SAC Murten</text:p>
          </table:table-cell>
          <table:table-cell office:value-type="string" calcext:value-type="string">
            <text:p>Sektion Murten</text:p>
          </table:table-cell>
          <table:table-cell/>
          <table:table-cell office:value-type="string" calcext:value-type="string">
            <text:p>Murten</text:p>
          </table:table-cell>
          <table:table-cell office:value-type="string" calcext:value-type="string">
            <text:p>328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16];&quot;[^A-Za-z\s]\s*&quot;;&quot;&quot;;&quot;g&quot;);&quot;(\s|-)+&quot;;&quot;-&quot;;&quot;g&quot;));&quot;@example.ch&quot;)" office:value-type="string" office:string-value="sac-murten@example.ch" calcext:value-type="string">
            <text:p>sac-murten@example.ch</text:p>
          </table:table-cell>
          <table:table-cell table:formula="of:=COM.MICROSOFT.CONCAT(&quot;https://&quot;;LOWER(ORG.LIBREOFFICE.REGEX(ORG.LIBREOFFICE.REGEX([.F16];&quot;[^A-Za-z\s]\s*&quot;;&quot;&quot;;&quot;g&quot;);&quot;(\s|-)+&quot;;&quot;-&quot;;&quot;g&quot;));&quot;.ch&quot;)" office:value-type="string" office:string-value="https://sac-murten.ch" calcext:value-type="string">
            <text:p>https://sac-mur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2 CAS La Neuvevill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La Neuveville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7];&quot;[^A-Za-z\s]\s*&quot;;&quot;&quot;;&quot;g&quot;);&quot;(\s|-)+&quot;;&quot;-&quot;;&quot;g&quot;));&quot;@example.ch&quot;)" office:value-type="string" office:string-value="cas-la-neuveville@example.ch" calcext:value-type="string">
            <text:p>cas-la-neuveville@example.ch</text:p>
          </table:table-cell>
          <table:table-cell table:formula="of:=COM.MICROSOFT.CONCAT(&quot;https://&quot;;LOWER(ORG.LIBREOFFICE.REGEX(ORG.LIBREOFFICE.REGEX([.F17];&quot;[^A-Za-z\s]\s*&quot;;&quot;&quot;;&quot;g&quot;);&quot;(\s|-)+&quot;;&quot;-&quot;;&quot;g&quot;));&quot;.ch&quot;)" office:value-type="string" office:string-value="https://cas-la-neuveville.ch" calcext:value-type="string">
            <text:p>https://cas-la-neuvevil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3 SAC Biel Büren a/A</text:p>
          </table:table-cell>
          <table:table-cell office:value-type="string" calcext:value-type="string">
            <text:p>Reibenweg 49</text:p>
          </table:table-cell>
          <table:table-cell/>
          <table:table-cell office:value-type="string" calcext:value-type="string">
            <text:p>Büren an der Aare</text:p>
          </table:table-cell>
          <table:table-cell office:value-type="string" calcext:value-type="string">
            <text:p>3294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8];&quot;[^A-Za-z\s]\s*&quot;;&quot;&quot;;&quot;g&quot;);&quot;(\s|-)+&quot;;&quot;-&quot;;&quot;g&quot;));&quot;@example.ch&quot;)" office:value-type="string" office:string-value="sac-biel-bren-aa@example.ch" calcext:value-type="string">
            <text:p>sac-biel-bren-aa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9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table:formula="of:=COM.MICROSOFT.CONCAT(&quot;https://&quot;;LOWER(ORG.LIBREOFFICE.REGEX(ORG.LIBREOFFICE.REGEX([.F19];&quot;[^A-Za-z\s]\s*&quot;;&quot;&quot;;&quot;g&quot;);&quot;(\s|-)+&quot;;&quot;-&quot;;&quot;g&quot;));&quot;.ch&quot;)" office:value-type="string" office:string-value="https://sac-blemlisalp.ch" calcext:value-type="string">
            <text:p>https://sac-blemlisal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1</text:p>
          </table:table-cell>
          <table:table-cell table:style-name="ce1" office:value-type="string" calcext:value-type="string">
            <text:p>000016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51 SAC Blüemlisalp Ausserberg</text:p>
          </table:table-cell>
          <table:table-cell office:value-type="string" calcext:value-type="string">
            <text:p>Aegertestrasse 9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20];&quot;[^A-Za-z\s]\s*&quot;;&quot;&quot;;&quot;g&quot;);&quot;(\s|-)+&quot;;&quot;-&quot;;&quot;g&quot;));&quot;@example.ch&quot;)" office:value-type="string" office:string-value="sac-blemlisalp-ausserberg@example.ch" calcext:value-type="string">
            <text:p>sac-blemlisalp-ausserberg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00 SAC Bodan</text:p>
          </table:table-cell>
          <table:table-cell office:value-type="string" calcext:value-type="string">
            <text:p>Hausstrasse 16</text:p>
          </table:table-cell>
          <table:table-cell/>
          <table:table-cell office:value-type="string" calcext:value-type="string">
            <text:p>Weinfelden</text:p>
          </table:table-cell>
          <table:table-cell office:value-type="string" calcext:value-type="string">
            <text:p>857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21];&quot;[^A-Za-z\s]\s*&quot;;&quot;&quot;;&quot;g&quot;);&quot;(\s|-)+&quot;;&quot;-&quot;;&quot;g&quot;));&quot;@example.ch&quot;)" office:value-type="string" office:string-value="sac-bodan@example.ch" calcext:value-type="string">
            <text:p>sac-bodan@example.ch</text:p>
          </table:table-cell>
          <table:table-cell table:formula="of:=COM.MICROSOFT.CONCAT(&quot;https://&quot;;LOWER(ORG.LIBREOFFICE.REGEX(ORG.LIBREOFFICE.REGEX([.F21];&quot;[^A-Za-z\s]\s*&quot;;&quot;&quot;;&quot;g&quot;);&quot;(\s|-)+&quot;;&quot;-&quot;;&quot;g&quot;));&quot;.ch/subpath/example.html&quot;)" office:value-type="string" office:string-value="https://sac-bodan.ch/subpath/example.html" calcext:value-type="string">
            <text:p>https://sac-bodan.ch/subpath/example.htm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1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50 SAC Bregagl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Promontogno</text:p>
          </table:table-cell>
          <table:table-cell office:value-type="string" calcext:value-type="string">
            <text:p>7606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22];&quot;[^A-Za-z\s]\s*&quot;;&quot;&quot;;&quot;g&quot;);&quot;(\s|-)+&quot;;&quot;-&quot;;&quot;g&quot;));&quot;@example.ch&quot;)" office:value-type="string" office:string-value="sac-bregaglia@example.ch" calcext:value-type="string">
            <text:p>sac-bregaglia@example.ch</text:p>
          </table:table-cell>
          <table:table-cell table:formula="of:=COM.MICROSOFT.CONCAT(&quot;https://&quot;;LOWER(ORG.LIBREOFFICE.REGEX(ORG.LIBREOFFICE.REGEX([.F22];&quot;[^A-Za-z\s]\s*&quot;;&quot;&quot;;&quot;g&quot;);&quot;(\s|-)+&quot;;&quot;-&quot;;&quot;g&quot;));&quot;.ch&quot;)" office:value-type="string" office:string-value="https://sac-bregaglia.ch" calcext:value-type="string">
            <text:p>https://sac-bregagl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6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00 SAC Brugg</text:p>
          </table:table-cell>
          <table:table-cell office:value-type="string" calcext:value-type="string">
            <text:p>Rauchensteinstrasse 14</text:p>
          </table:table-cell>
          <table:table-cell/>
          <table:table-cell office:value-type="string" calcext:value-type="string">
            <text:p>Brugg AG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3];&quot;[^A-Za-z\s]\s*&quot;;&quot;&quot;;&quot;g&quot;);&quot;(\s|-)+&quot;;&quot;-&quot;;&quot;g&quot;));&quot;@example.ch&quot;)" office:value-type="string" office:string-value="sac-brugg@example.ch" calcext:value-type="string">
            <text:p>sac-brugg@example.ch</text:p>
          </table:table-cell>
          <table:table-cell table:formula="of:=COM.MICROSOFT.CONCAT(&quot;https://&quot;;LOWER(ORG.LIBREOFFICE.REGEX(ORG.LIBREOFFICE.REGEX([.F23];&quot;[^A-Za-z\s]\s*&quot;;&quot;&quot;;&quot;g&quot;);&quot;(\s|-)+&quot;;&quot;-&quot;;&quot;g&quot;));&quot;.ch&quot;)" office:value-type="string" office:string-value="https://sac-brugg.ch" calcext:value-type="string">
            <text:p>https://sac-bru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4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24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1 SAC Brand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5];&quot;[^A-Za-z\s]\s*&quot;;&quot;&quot;;&quot;g&quot;);&quot;(\s|-)+&quot;;&quot;-&quot;;&quot;g&quot;));&quot;@example.ch&quot;)" office:value-type="string" office:string-value="sac-brandis@example.ch" calcext:value-type="string">
            <text:p>sac-brandis@example.ch</text:p>
          </table:table-cell>
          <table:table-cell table:formula="of:=COM.MICROSOFT.CONCAT(&quot;https://&quot;;LOWER(ORG.LIBREOFFICE.REGEX(ORG.LIBREOFFICE.REGEX([.F25];&quot;[^A-Za-z\s]\s*&quot;;&quot;&quot;;&quot;g&quot;);&quot;(\s|-)+&quot;;&quot;-&quot;;&quot;g&quot;));&quot;.ch&quot;)" office:value-type="string" office:string-value="https://sac-brandis.ch" calcext:value-type="string">
            <text:p>https://sac-brand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8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2 SAC Huttwi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uttwil</text:p>
          </table:table-cell>
          <table:table-cell office:value-type="string" calcext:value-type="string">
            <text:p>49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6];&quot;[^A-Za-z\s]\s*&quot;;&quot;&quot;;&quot;g&quot;);&quot;(\s|-)+&quot;;&quot;-&quot;;&quot;g&quot;));&quot;@example.ch&quot;)" office:value-type="string" office:string-value="sac-huttwil@example.ch" calcext:value-type="string">
            <text:p>sac-huttwil@example.ch</text:p>
          </table:table-cell>
          <table:table-cell table:formula="of:=COM.MICROSOFT.CONCAT(&quot;https://&quot;;LOWER(ORG.LIBREOFFICE.REGEX(ORG.LIBREOFFICE.REGEX([.F26];&quot;[^A-Za-z\s]\s*&quot;;&quot;&quot;;&quot;g&quot;);&quot;(\s|-)+&quot;;&quot;-&quot;;&quot;g&quot;));&quot;.ch&quot;)" office:value-type="string" office:string-value="https://sac-huttwil.ch" calcext:value-type="string">
            <text:p>https://sac-hutt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1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80 CAS Carougeoise</text:p>
          </table:table-cell>
          <table:table-cell office:value-type="string" calcext:value-type="string">
            <text:p>Place des Charmettes 3</text:p>
          </table:table-cell>
          <table:table-cell/>
          <table:table-cell office:value-type="string" calcext:value-type="string">
            <text:p>Carouge GE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28];&quot;[^A-Za-z\s]\s*&quot;;&quot;&quot;;&quot;g&quot;);&quot;(\s|-)+&quot;;&quot;-&quot;;&quot;g&quot;));&quot;@example.ch&quot;)" office:value-type="string" office:string-value="cas-carougeoise@example.ch" calcext:value-type="string">
            <text:p>cas-carougeoise@example.ch</text:p>
          </table:table-cell>
          <table:table-cell table:formula="of:=COM.MICROSOFT.CONCAT(&quot;https://&quot;;LOWER(ORG.LIBREOFFICE.REGEX(ORG.LIBREOFFICE.REGEX([.F28];&quot;[^A-Za-z\s]\s*&quot;;&quot;&quot;;&quot;g&quot;);&quot;(\s|-)+&quot;;&quot;-&quot;;&quot;g&quot;));&quot;.ch&quot;)" office:value-type="string" office:string-value="https://cas-carougeoise.ch" calcext:value-type="string">
            <text:p>https://cas-carouge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12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9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29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50 CAS Chasseron</text:p>
          </table:table-cell>
          <table:table-cell office:value-type="string" calcext:value-type="string">
            <text:p>Rue du Parc 11</text:p>
          </table:table-cell>
          <table:table-cell/>
          <table:table-cell office:value-type="string" calcext:value-type="string">
            <text:p>Couvet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30];&quot;[^A-Za-z\s]\s*&quot;;&quot;&quot;;&quot;g&quot;);&quot;(\s|-)+&quot;;&quot;-&quot;;&quot;g&quot;));&quot;.ch&quot;)" office:value-type="string" office:string-value="https://cas-chasseron.ch" calcext:value-type="string">
            <text:p>https://cas-chasser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00 CAS Chaussy</text:p>
          </table:table-cell>
          <table:table-cell/>
          <table:table-cell office:value-type="string" calcext:value-type="string">
            <text:p>Case postal 94 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1];&quot;[^A-Za-z\s]\s*&quot;;&quot;&quot;;&quot;g&quot;);&quot;(\s|-)+&quot;;&quot;-&quot;;&quot;g&quot;));&quot;@example.ch&quot;)" office:value-type="string" office:string-value="cas-chaussy@example.ch" calcext:value-type="string">
            <text:p>cas-chaussy@example.ch</text:p>
          </table:table-cell>
          <table:table-cell table:formula="of:=COM.MICROSOFT.CONCAT(&quot;https://&quot;;LOWER(ORG.LIBREOFFICE.REGEX(ORG.LIBREOFFICE.REGEX([.F31];&quot;[^A-Za-z\s]\s*&quot;;&quot;&quot;;&quot;g&quot;);&quot;(\s|-)+&quot;;&quot;-&quot;;&quot;g&quot;));&quot;.ch&quot;)" office:value-type="string" office:string-value="https://cas-chaussy.ch" calcext:value-type="string">
            <text:p>https://cas-chauss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50 CAS La Chaux-de-Fonds</text:p>
          </table:table-cell>
          <table:table-cell office:value-type="string" calcext:value-type="string">
            <text:p>Rue du Progrès 91 a</text:p>
          </table:table-cell>
          <table:table-cell/>
          <table:table-cell office:value-type="string" calcext:value-type="string">
            <text:p>La Chaux-de-Fonds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32];&quot;[^A-Za-z\s]\s*&quot;;&quot;&quot;;&quot;g&quot;);&quot;(\s|-)+&quot;;&quot;-&quot;;&quot;g&quot;));&quot;@example.ch&quot;)" office:value-type="string" office:string-value="cas-la-chauxdefonds@example.ch" calcext:value-type="string">
            <text:p>cas-la-chauxdefonds@example.ch</text:p>
          </table:table-cell>
          <table:table-cell table:formula="of:=COM.MICROSOFT.CONCAT(&quot;https://&quot;;LOWER(ORG.LIBREOFFICE.REGEX(ORG.LIBREOFFICE.REGEX([.F32];&quot;[^A-Za-z\s]\s*&quot;;&quot;&quot;;&quot;g&quot;);&quot;(\s|-)+&quot;;&quot;-&quot;;&quot;g&quot;));&quot;.ch&quot;)" office:value-type="string" office:string-value="https://cas-la-chauxdefonds.ch" calcext:value-type="string">
            <text:p>https://cas-la-chauxdefond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00 SAC Davos</text:p>
          </table:table-cell>
          <table:table-cell office:value-type="string" calcext:value-type="string">
            <text:p>Sektion Davos</text:p>
          </table:table-cell>
          <table:table-cell/>
          <table:table-cell office:value-type="string" calcext:value-type="string">
            <text:p>Davos Platz</text:p>
          </table:table-cell>
          <table:table-cell office:value-type="string" calcext:value-type="string">
            <text:p>727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33];&quot;[^A-Za-z\s]\s*&quot;;&quot;&quot;;&quot;g&quot;);&quot;(\s|-)+&quot;;&quot;-&quot;;&quot;g&quot;));&quot;@example.ch&quot;)" office:value-type="string" office:string-value="sac-davos@example.ch" calcext:value-type="string">
            <text:p>sac-davos@example.ch</text:p>
          </table:table-cell>
          <table:table-cell table:formula="of:=COM.MICROSOFT.CONCAT(&quot;https://&quot;;LOWER(ORG.LIBREOFFICE.REGEX(ORG.LIBREOFFICE.REGEX([.F33];&quot;[^A-Za-z\s]\s*&quot;;&quot;&quot;;&quot;g&quot;);&quot;(\s|-)+&quot;;&quot;-&quot;;&quot;g&quot;));&quot;.ch&quot;)" office:value-type="string" office:string-value="https://sac-davos.ch" calcext:value-type="string">
            <text:p>https://sac-davo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50 CAS Delémont</text:p>
          </table:table-cell>
          <table:table-cell office:value-type="string" calcext:value-type="string">
            <text:p>Section de Delémont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34];&quot;[^A-Za-z\s]\s*&quot;;&quot;&quot;;&quot;g&quot;);&quot;(\s|-)+&quot;;&quot;-&quot;;&quot;g&quot;));&quot;@example.ch&quot;)" office:value-type="string" office:string-value="cas-delmont@example.ch" calcext:value-type="string">
            <text:p>cas-delmont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9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00 CAS Dent-De-Lys</text:p>
          </table:table-cell>
          <table:table-cell office:value-type="string" calcext:value-type="string">
            <text:p>Case postale 341</text:p>
          </table:table-cell>
          <table:table-cell/>
          <table:table-cell office:value-type="string" calcext:value-type="string">
            <text:p>Châtel-St-Denis</text:p>
          </table:table-cell>
          <table:table-cell office:value-type="string" calcext:value-type="string">
            <text:p>1618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35];&quot;[^A-Za-z\s]\s*&quot;;&quot;&quot;;&quot;g&quot;);&quot;(\s|-)+&quot;;&quot;-&quot;;&quot;g&quot;));&quot;@example.ch&quot;)" office:value-type="string" office:string-value="cas-dentdelys@example.ch" calcext:value-type="string">
            <text:p>cas-dentdelys@example.ch</text:p>
          </table:table-cell>
          <table:table-cell table:formula="of:=COM.MICROSOFT.CONCAT(&quot;https://&quot;;LOWER(ORG.LIBREOFFICE.REGEX(ORG.LIBREOFFICE.REGEX([.F35];&quot;[^A-Za-z\s]\s*&quot;;&quot;&quot;;&quot;g&quot;);&quot;(\s|-)+&quot;;&quot;-&quot;;&quot;g&quot;));&quot;.ch&quot;)" office:value-type="string" office:string-value="https://cas-dentdelys.ch" calcext:value-type="string">
            <text:p>https://cas-dentdely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4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4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49 CAS Diablerets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6];&quot;[^A-Za-z\s]\s*&quot;;&quot;&quot;;&quot;g&quot;);&quot;(\s|-)+&quot;;&quot;-&quot;;&quot;g&quot;));&quot;@example.ch&quot;)" office:value-type="string" office:string-value="cas-diablerets@example.ch" calcext:value-type="string">
            <text:p>cas-diablerets@example.ch</text:p>
          </table:table-cell>
          <table:table-cell table:formula="of:=COM.MICROSOFT.CONCAT(&quot;https://&quot;;LOWER(ORG.LIBREOFFICE.REGEX(ORG.LIBREOFFICE.REGEX([.F36];&quot;[^A-Za-z\s]\s*&quot;;&quot;&quot;;&quot;g&quot;);&quot;(\s|-)+&quot;;&quot;-&quot;;&quot;g&quot;));&quot;.ch&quot;)" office:value-type="string" office:string-value="https://cas-diablerets.ch" calcext:value-type="string">
            <text:p>https://cas-diableret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table:number-columns-repeated="7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0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0 CAS Diablerets Lausanne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7];&quot;[^A-Za-z\s]\s*&quot;;&quot;&quot;;&quot;g&quot;);&quot;(\s|-)+&quot;;&quot;-&quot;;&quot;g&quot;));&quot;@example.ch&quot;)" office:value-type="string" office:string-value="cas-diablerets-lausanne@example.ch" calcext:value-type="string">
            <text:p>cas-diablerets-lausanne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1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1 CAS Diablerets Morge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ont-sur-Rolle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8];&quot;[^A-Za-z\s]\s*&quot;;&quot;&quot;;&quot;g&quot;);&quot;(\s|-)+&quot;;&quot;-&quot;;&quot;g&quot;));&quot;@example.ch&quot;)" office:value-type="string" office:string-value="cas-diablerets-morges@example.ch" calcext:value-type="string">
            <text:p>cas-diablerets-morges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2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2 CAS Diablerets Payern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ayern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9];&quot;[^A-Za-z\s]\s*&quot;;&quot;&quot;;&quot;g&quot;);&quot;(\s|-)+&quot;;&quot;-&quot;;&quot;g&quot;));&quot;@example.ch&quot;)" office:value-type="string" office:string-value="cas-diablerets-payerne@example.ch" calcext:value-type="string">
            <text:p>cas-diablerets-payerne@example.ch</text:p>
          </table:table-cell>
          <table:table-cell table:formula="of:=COM.MICROSOFT.CONCAT(&quot;https://&quot;;LOWER(ORG.LIBREOFFICE.REGEX(ORG.LIBREOFFICE.REGEX([.F39];&quot;[^A-Za-z\s]\s*&quot;;&quot;&quot;;&quot;g&quot;);&quot;(\s|-)+&quot;;&quot;-&quot;;&quot;g&quot;));&quot;.ch&quot;)" office:value-type="string" office:string-value="https://cas-diablerets-payerne.ch" calcext:value-type="string">
            <text:p>https://cas-diablerets-payer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5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3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3 CAS Diablerets Vallorbe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0];&quot;[^A-Za-z\s]\s*&quot;;&quot;&quot;;&quot;g&quot;);&quot;(\s|-)+&quot;;&quot;-&quot;;&quot;g&quot;));&quot;@example.ch&quot;)" office:value-type="string" office:string-value="cas-diablerets-vallorbe@example.ch" calcext:value-type="string">
            <text:p>cas-diablerets-vallorbe@example.ch</text:p>
          </table:table-cell>
          <table:table-cell table:formula="of:=COM.MICROSOFT.CONCAT(&quot;https://&quot;;LOWER(ORG.LIBREOFFICE.REGEX(ORG.LIBREOFFICE.REGEX([.F40];&quot;[^A-Za-z\s]\s*&quot;;&quot;&quot;;&quot;g&quot;);&quot;(\s|-)+&quot;;&quot;-&quot;;&quot;g&quot;));&quot;.ch&quot;)" office:value-type="string" office:string-value="https://cas-diablerets-vallorbe.ch" calcext:value-type="string">
            <text:p>https://cas-diablerets-vallorb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4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4 CAS Diabl. Château d'Oex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1];&quot;[^A-Za-z\s]\s*&quot;;&quot;&quot;;&quot;g&quot;);&quot;(\s|-)+&quot;;&quot;-&quot;;&quot;g&quot;));&quot;@example.ch&quot;)" office:value-type="string" office:string-value="cas-diablchteau-doex@example.ch" calcext:value-type="string">
            <text:p>cas-diablchteau-doex@example.ch</text:p>
          </table:table-cell>
          <table:table-cell table:formula="of:=COM.MICROSOFT.CONCAT(&quot;https://&quot;;LOWER(ORG.LIBREOFFICE.REGEX(ORG.LIBREOFFICE.REGEX([.F41];&quot;[^A-Za-z\s]\s*&quot;;&quot;&quot;;&quot;g&quot;);&quot;(\s|-)+&quot;;&quot;-&quot;;&quot;g&quot;));&quot;.ch&quot;)" office:value-type="string" office:string-value="https://cas-diablchteau-doex.ch" calcext:value-type="string">
            <text:p>https://cas-diablchteau-doe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4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00 CAS La Dôle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yon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2];&quot;[^A-Za-z\s]\s*&quot;;&quot;&quot;;&quot;g&quot;);&quot;(\s|-)+&quot;;&quot;-&quot;;&quot;g&quot;));&quot;@example.ch&quot;)" office:value-type="string" office:string-value="cas-la-dle@example.ch" calcext:value-type="string">
            <text:p>cas-la-dle@example.ch</text:p>
          </table:table-cell>
          <table:table-cell table:formula="of:=COM.MICROSOFT.CONCAT(&quot;https://&quot;;LOWER(ORG.LIBREOFFICE.REGEX(ORG.LIBREOFFICE.REGEX([.F42];&quot;[^A-Za-z\s]\s*&quot;;&quot;&quot;;&quot;g&quot;);&quot;(\s|-)+&quot;;&quot;-&quot;;&quot;g&quot;));&quot;.ch&quot;)" office:value-type="string" office:string-value="https://cas-la-dle.ch" calcext:value-type="string">
            <text:p>https://cas-la-d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3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50 SAC Einsiedel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insiedeln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44];&quot;[^A-Za-z\s]\s*&quot;;&quot;&quot;;&quot;g&quot;);&quot;(\s|-)+&quot;;&quot;-&quot;;&quot;g&quot;));&quot;@example.ch&quot;)" office:value-type="string" office:string-value="sac-einsiedeln@example.ch" calcext:value-type="string">
            <text:p>sac-einsiedeln@example.ch</text:p>
          </table:table-cell>
          <table:table-cell table:formula="of:=COM.MICROSOFT.CONCAT(&quot;https://&quot;;LOWER(ORG.LIBREOFFICE.REGEX(ORG.LIBREOFFICE.REGEX([.F44];&quot;[^A-Za-z\s]\s*&quot;;&quot;&quot;;&quot;g&quot;);&quot;(\s|-)+&quot;;&quot;-&quot;;&quot;g&quot;));&quot;.ch&quot;)" office:value-type="string" office:string-value="https://sac-einsiedeln.ch" calcext:value-type="string">
            <text:p>https://sac-einsiedel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6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0 SAC Emment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nau im Emmental</text:p>
          </table:table-cell>
          <table:table-cell office:value-type="string" calcext:value-type="string">
            <text:p>35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5];&quot;[^A-Za-z\s]\s*&quot;;&quot;&quot;;&quot;g&quot;);&quot;(\s|-)+&quot;;&quot;-&quot;;&quot;g&quot;));&quot;@example.ch&quot;)" office:value-type="string" office:string-value="sac-emmental@example.ch" calcext:value-type="string">
            <text:p>sac-emmental@example.ch</text:p>
          </table:table-cell>
          <table:table-cell table:formula="of:=COM.MICROSOFT.CONCAT(&quot;https://&quot;;LOWER(ORG.LIBREOFFICE.REGEX(ORG.LIBREOFFICE.REGEX([.F45];&quot;[^A-Za-z\s]\s*&quot;;&quot;&quot;;&quot;g&quot;);&quot;(\s|-)+&quot;;&quot;-&quot;;&quot;g&quot;));&quot;.ch&quot;)" office:value-type="string" office:string-value="https://sac-emmental.ch" calcext:value-type="string">
            <text:p>https://sac-emm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1 SAC Grosshöchstet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osshöchstetten</text:p>
          </table:table-cell>
          <table:table-cell office:value-type="string" calcext:value-type="string">
            <text:p>3506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6];&quot;[^A-Za-z\s]\s*&quot;;&quot;&quot;;&quot;g&quot;);&quot;(\s|-)+&quot;;&quot;-&quot;;&quot;g&quot;));&quot;@example.ch&quot;)" office:value-type="string" office:string-value="sac-grosshchstetten@example.ch" calcext:value-type="string">
            <text:p>sac-grosshchstetten@example.ch</text:p>
          </table:table-cell>
          <table:table-cell table:formula="of:=COM.MICROSOFT.CONCAT(&quot;https://&quot;;LOWER(ORG.LIBREOFFICE.REGEX(ORG.LIBREOFFICE.REGEX([.F46];&quot;[^A-Za-z\s]\s*&quot;;&quot;&quot;;&quot;g&quot;);&quot;(\s|-)+&quot;;&quot;-&quot;;&quot;g&quot;));&quot;.ch&quot;)" office:value-type="string" office:string-value="https://sac-grosshchstetten.ch" calcext:value-type="string">
            <text:p>https://sac-grosshchstet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50 SAC Engel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gelberg</text:p>
          </table:table-cell>
          <table:table-cell office:value-type="string" calcext:value-type="string">
            <text:p>6390</text:p>
          </table:table-cell>
          <table:table-cell office:value-type="string" calcext:value-type="string">
            <text:p>OW</text:p>
          </table:table-cell>
          <table:table-cell/>
          <table:table-cell table:formula="of:=COM.MICROSOFT.CONCAT(LOWER(ORG.LIBREOFFICE.REGEX(ORG.LIBREOFFICE.REGEX([.F47];&quot;[^A-Za-z\s]\s*&quot;;&quot;&quot;;&quot;g&quot;);&quot;(\s|-)+&quot;;&quot;-&quot;;&quot;g&quot;));&quot;@example.ch&quot;)" office:value-type="string" office:string-value="sac-engelberg@example.ch" calcext:value-type="string">
            <text:p>sac-engelberg@example.ch</text:p>
          </table:table-cell>
          <table:table-cell table:formula="of:=COM.MICROSOFT.CONCAT(&quot;https://&quot;;LOWER(ORG.LIBREOFFICE.REGEX(ORG.LIBREOFFICE.REGEX([.F47];&quot;[^A-Za-z\s]\s*&quot;;&quot;&quot;;&quot;g&quot;);&quot;(\s|-)+&quot;;&quot;-&quot;;&quot;g&quot;));&quot;.ch&quot;)" office:value-type="string" office:string-value="https://sac-engelberg.ch" calcext:value-type="string">
            <text:p>https://sac-engel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00 SAC Engiadina Bas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cuol</text:p>
          </table:table-cell>
          <table:table-cell office:value-type="string" calcext:value-type="string">
            <text:p>75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48];&quot;[^A-Za-z\s]\s*&quot;;&quot;&quot;;&quot;g&quot;);&quot;(\s|-)+&quot;;&quot;-&quot;;&quot;g&quot;));&quot;@example.ch&quot;)" office:value-type="string" office:string-value="sac-engiadina-bassa@example.ch" calcext:value-type="string">
            <text:p>sac-engiadina-bassa@example.ch</text:p>
          </table:table-cell>
          <table:table-cell table:formula="of:=COM.MICROSOFT.CONCAT(&quot;https://&quot;;LOWER(ORG.LIBREOFFICE.REGEX(ORG.LIBREOFFICE.REGEX([.F48];&quot;[^A-Za-z\s]\s*&quot;;&quot;&quot;;&quot;g&quot;);&quot;(\s|-)+&quot;;&quot;-&quot;;&quot;g&quot;));&quot;.ch&quot;)" office:value-type="string" office:string-value="https://sac-engiadina-bassa.ch" calcext:value-type="string">
            <text:p>https://sac-engiadina-bas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9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30 SAC Entlebu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tlebuch</text:p>
          </table:table-cell>
          <table:table-cell office:value-type="string" calcext:value-type="string">
            <text:p>6162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49];&quot;[^A-Za-z\s]\s*&quot;;&quot;&quot;;&quot;g&quot;);&quot;(\s|-)+&quot;;&quot;-&quot;;&quot;g&quot;));&quot;@example.ch&quot;)" office:value-type="string" office:string-value="sac-entlebuch@example.ch" calcext:value-type="string">
            <text:p>sac-entlebuch@example.ch</text:p>
          </table:table-cell>
          <table:table-cell table:formula="of:=COM.MICROSOFT.CONCAT(&quot;https://&quot;;LOWER(ORG.LIBREOFFICE.REGEX(ORG.LIBREOFFICE.REGEX([.F49];&quot;[^A-Za-z\s]\s*&quot;;&quot;&quot;;&quot;g&quot;);&quot;(\s|-)+&quot;;&quot;-&quot;;&quot;g&quot;));&quot;.ch&quot;)" office:value-type="string" office:string-value="https://sac-entlebuch.ch" calcext:value-type="string">
            <text:p>https://sac-entlebu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50 CAS Genevoise</text:p>
          </table:table-cell>
          <table:table-cell office:value-type="string" calcext:value-type="string">
            <text:p>Avenue du Mail 4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50];&quot;[^A-Za-z\s]\s*&quot;;&quot;&quot;;&quot;g&quot;);&quot;(\s|-)+&quot;;&quot;-&quot;;&quot;g&quot;));&quot;@example.ch&quot;)" office:value-type="string" office:string-value="cas-genevoise@example.ch" calcext:value-type="string">
            <text:p>cas-genevoise@example.ch</text:p>
          </table:table-cell>
          <table:table-cell table:formula="of:=COM.MICROSOFT.CONCAT(&quot;https://&quot;;LOWER(ORG.LIBREOFFICE.REGEX(ORG.LIBREOFFICE.REGEX([.F50];&quot;[^A-Za-z\s]\s*&quot;;&quot;&quot;;&quot;g&quot;);&quot;(\s|-)+&quot;;&quot;-&quot;;&quot;g&quot;));&quot;.ch&quot;)" office:value-type="string" office:string-value="https://cas-genevoise.ch" calcext:value-type="string">
            <text:p>https://cas-genev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00 SAC Gotthard</text:p>
          </table:table-cell>
          <table:table-cell office:value-type="string" calcext:value-type="string">
            <text:p>Mattenweg 7</text:p>
          </table:table-cell>
          <table:table-cell/>
          <table:table-cell office:value-type="string" calcext:value-type="string">
            <text:p>Schattdorf</text:p>
          </table:table-cell>
          <table:table-cell office:value-type="string" calcext:value-type="string">
            <text:p>6467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51];&quot;[^A-Za-z\s]\s*&quot;;&quot;&quot;;&quot;g&quot;);&quot;(\s|-)+&quot;;&quot;-&quot;;&quot;g&quot;));&quot;@example.ch&quot;)" office:value-type="string" office:string-value="sac-gotthard@example.ch" calcext:value-type="string">
            <text:p>sac-gotthard@example.ch</text:p>
          </table:table-cell>
          <table:table-cell table:formula="of:=COM.MICROSOFT.CONCAT(&quot;https://&quot;;LOWER(ORG.LIBREOFFICE.REGEX(ORG.LIBREOFFICE.REGEX([.F51];&quot;[^A-Za-z\s]\s*&quot;;&quot;&quot;;&quot;g&quot;);&quot;(\s|-)+&quot;;&quot;-&quot;;&quot;g&quot;));&quot;.ch&quot;)" office:value-type="string" office:string-value="https://sac-gotthard.ch" calcext:value-type="string">
            <text:p>https://sac-gotthar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1</text:p>
          </table:table-cell>
          <table:table-cell table:style-name="ce1" office:value-type="string" calcext:value-type="string">
            <text:p>00002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1 SAC Gotthard Frauen</text:p>
          </table:table-cell>
          <table:table-cell table:number-columns-repeated="3"/>
          <table:table-cell table:style-name="Default"/>
          <table:table-cell office:value-type="string" calcext:value-type="string">
            <text:p>UR</text:p>
          </table:table-cell>
          <table:table-cell table:number-columns-repeated="2"/>
          <table:table-cell table:formula="of:=COM.MICROSOFT.CONCAT(&quot;https://&quot;;LOWER(ORG.LIBREOFFICE.REGEX(ORG.LIBREOFFICE.REGEX([.F52];&quot;[^A-Za-z\s]\s*&quot;;&quot;&quot;;&quot;g&quot;);&quot;(\s|-)+&quot;;&quot;-&quot;;&quot;g&quot;));&quot;.ch&quot;)" office:value-type="string" office:string-value="https://sac-gotthard-frauen.ch" calcext:value-type="string">
            <text:p>https://sac-gotthard-frau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0 SAC Grench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enchen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53];&quot;[^A-Za-z\s]\s*&quot;;&quot;&quot;;&quot;g&quot;);&quot;(\s|-)+&quot;;&quot;-&quot;;&quot;g&quot;));&quot;@example.ch&quot;)" office:value-type="string" office:string-value="sac-grenchen@example.ch" calcext:value-type="string">
            <text:p>sac-grenchen@example.ch</text:p>
          </table:table-cell>
          <table:table-cell table:formula="of:=COM.MICROSOFT.CONCAT(&quot;https://&quot;;LOWER(ORG.LIBREOFFICE.REGEX(ORG.LIBREOFFICE.REGEX([.F53];&quot;[^A-Za-z\s]\s*&quot;;&quot;&quot;;&quot;g&quot;);&quot;(\s|-)+&quot;;&quot;-&quot;;&quot;g&quot;));&quot;.ch&quot;)" office:value-type="string" office:string-value="https://sac-grenchen.ch" calcext:value-type="string">
            <text:p>https://sac-grenc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00 SAC Grindelwal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indelwald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54];&quot;[^A-Za-z\s]\s*&quot;;&quot;&quot;;&quot;g&quot;);&quot;(\s|-)+&quot;;&quot;-&quot;;&quot;g&quot;));&quot;@example.ch&quot;)" office:value-type="string" office:string-value="sac-grindelwald@example.ch" calcext:value-type="string">
            <text:p>sac-grindelwald@example.ch</text:p>
          </table:table-cell>
          <table:table-cell table:formula="of:=COM.MICROSOFT.CONCAT(&quot;https://&quot;;LOWER(ORG.LIBREOFFICE.REGEX(ORG.LIBREOFFICE.REGEX([.F54];&quot;[^A-Za-z\s]\s*&quot;;&quot;&quot;;&quot;g&quot;);&quot;(\s|-)+&quot;;&quot;-&quot;;&quot;g&quot;));&quot;.ch&quot;)" office:value-type="string" office:string-value="https://sac-grindelwald.ch" calcext:value-type="string">
            <text:p>https://sac-grindelwal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3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50 CAS Gruyère</text:p>
          </table:table-cell>
          <table:table-cell office:value-type="string" calcext:value-type="string">
            <text:p>Chemin de Bouleyres 79</text:p>
          </table:table-cell>
          <table:table-cell/>
          <table:table-cell office:value-type="string" calcext:value-type="string">
            <text:p>Bulle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55];&quot;[^A-Za-z\s]\s*&quot;;&quot;&quot;;&quot;g&quot;);&quot;(\s|-)+&quot;;&quot;-&quot;;&quot;g&quot;));&quot;@example.ch&quot;)" office:value-type="string" office:string-value="cas-gruyre@example.ch" calcext:value-type="string">
            <text:p>cas-gruyre@example.ch</text:p>
          </table:table-cell>
          <table:table-cell table:formula="of:=COM.MICROSOFT.CONCAT(&quot;https://&quot;;LOWER(ORG.LIBREOFFICE.REGEX(ORG.LIBREOFFICE.REGEX([.F55];&quot;[^A-Za-z\s]\s*&quot;;&quot;&quot;;&quot;g&quot;);&quot;(\s|-)+&quot;;&quot;-&quot;;&quot;g&quot;));&quot;.ch&quot;)" office:value-type="string" office:string-value="https://cas-gruyre.ch" calcext:value-type="string">
            <text:p>https://cas-gruy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00 SAC Piz Platta</text:p>
          </table:table-cell>
          <table:table-cell office:value-type="string" calcext:value-type="string">
            <text:p>Cresta 2</text:p>
          </table:table-cell>
          <table:table-cell/>
          <table:table-cell office:value-type="string" calcext:value-type="string">
            <text:p>Scharans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56];&quot;[^A-Za-z\s]\s*&quot;;&quot;&quot;;&quot;g&quot;);&quot;(\s|-)+&quot;;&quot;-&quot;;&quot;g&quot;));&quot;@example.ch&quot;)" office:value-type="string" office:string-value="sac-piz-platta@example.ch" calcext:value-type="string">
            <text:p>sac-piz-platta@example.ch</text:p>
          </table:table-cell>
          <table:table-cell table:formula="of:=COM.MICROSOFT.CONCAT(&quot;https://&quot;;LOWER(ORG.LIBREOFFICE.REGEX(ORG.LIBREOFFICE.REGEX([.F56];&quot;[^A-Za-z\s]\s*&quot;;&quot;&quot;;&quot;g&quot;);&quot;(\s|-)+&quot;;&quot;-&quot;;&quot;g&quot;));&quot;.ch&quot;)" office:value-type="string" office:string-value="https://sac-piz-platta.ch" calcext:value-type="string">
            <text:p>https://sac-piz-platt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30 SAC Hohe Winde</text:p>
          </table:table-cell>
          <table:table-cell office:value-type="string" calcext:value-type="string">
            <text:p>Postfach 603</text:p>
          </table:table-cell>
          <table:table-cell/>
          <table:table-cell office:value-type="string" calcext:value-type="string">
            <text:p>Laufen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57];&quot;[^A-Za-z\s]\s*&quot;;&quot;&quot;;&quot;g&quot;);&quot;(\s|-)+&quot;;&quot;-&quot;;&quot;g&quot;));&quot;@example.ch&quot;)" office:value-type="string" office:string-value="sac-hohe-winde@example.ch" calcext:value-type="string">
            <text:p>sac-hohe-winde@example.ch</text:p>
          </table:table-cell>
          <table:table-cell table:formula="of:=COM.MICROSOFT.CONCAT(&quot;https://&quot;;LOWER(ORG.LIBREOFFICE.REGEX(ORG.LIBREOFFICE.REGEX([.F57];&quot;[^A-Za-z\s]\s*&quot;;&quot;&quot;;&quot;g&quot;);&quot;(\s|-)+&quot;;&quot;-&quot;;&quot;g&quot;));&quot;.ch&quot;)" office:value-type="string" office:string-value="https://sac-hohe-winde.ch" calcext:value-type="string">
            <text:p>https://sac-hohe-wind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83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50 SAC Hoher Roh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ädenswil</text:p>
          </table:table-cell>
          <table:table-cell office:value-type="string" calcext:value-type="string">
            <text:p>882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58];&quot;[^A-Za-z\s]\s*&quot;;&quot;&quot;;&quot;g&quot;);&quot;(\s|-)+&quot;;&quot;-&quot;;&quot;g&quot;));&quot;@example.ch&quot;)" office:value-type="string" office:string-value="sac-hoher-rohn@example.ch" calcext:value-type="string">
            <text:p>sac-hoher-rohn@example.ch</text:p>
          </table:table-cell>
          <table:table-cell table:formula="of:=COM.MICROSOFT.CONCAT(&quot;https://&quot;;LOWER(ORG.LIBREOFFICE.REGEX(ORG.LIBREOFFICE.REGEX([.F58];&quot;[^A-Za-z\s]\s*&quot;;&quot;&quot;;&quot;g&quot;);&quot;(\s|-)+&quot;;&quot;-&quot;;&quot;g&quot;));&quot;.ch&quot;)" office:value-type="string" office:string-value="https://sac-hoher-rohn.ch" calcext:value-type="string">
            <text:p>https://sac-hoher-roh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00 SAC Hom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einach AG</text:p>
          </table:table-cell>
          <table:table-cell office:value-type="string" calcext:value-type="string">
            <text:p>5734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59];&quot;[^A-Za-z\s]\s*&quot;;&quot;&quot;;&quot;g&quot;);&quot;(\s|-)+&quot;;&quot;-&quot;;&quot;g&quot;));&quot;@example.ch&quot;)" office:value-type="string" office:string-value="sac-homberg@example.ch" calcext:value-type="string">
            <text:p>sac-homberg@example.ch</text:p>
          </table:table-cell>
          <table:table-cell table:formula="of:=COM.MICROSOFT.CONCAT(&quot;https://&quot;;LOWER(ORG.LIBREOFFICE.REGEX(ORG.LIBREOFFICE.REGEX([.F59];&quot;[^A-Za-z\s]\s*&quot;;&quot;&quot;;&quot;g&quot;);&quot;(\s|-)+&quot;;&quot;-&quot;;&quot;g&quot;));&quot;.ch&quot;)" office:value-type="string" office:string-value="https://sac-homberg.ch" calcext:value-type="string">
            <text:p>https://sac-hom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0 SAC Hörnli</text:p>
          </table:table-cell>
          <table:table-cell office:value-type="string" calcext:value-type="string">
            <text:p>Am Binzikerbach 11</text:p>
          </table:table-cell>
          <table:table-cell/>
          <table:table-cell office:value-type="string" calcext:value-type="string">
            <text:p>Grüningen</text:p>
          </table:table-cell>
          <table:table-cell office:value-type="string" calcext:value-type="string">
            <text:p>8627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60];&quot;[^A-Za-z\s]\s*&quot;;&quot;&quot;;&quot;g&quot;);&quot;(\s|-)+&quot;;&quot;-&quot;;&quot;g&quot;));&quot;@example.ch&quot;)" office:value-type="string" office:string-value="sac-hrnli@example.ch" calcext:value-type="string">
            <text:p>sac-hrnli@example.ch</text:p>
          </table:table-cell>
          <table:table-cell table:formula="of:=COM.MICROSOFT.CONCAT(&quot;https://&quot;;LOWER(ORG.LIBREOFFICE.REGEX(ORG.LIBREOFFICE.REGEX([.F60];&quot;[^A-Za-z\s]\s*&quot;;&quot;&quot;;&quot;g&quot;);&quot;(\s|-)+&quot;;&quot;-&quot;;&quot;g&quot;));&quot;.ch&quot;)" office:value-type="string" office:string-value="https://sac-hrnli.ch" calcext:value-type="string">
            <text:p>https://sac-hrnl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50 SAC Interlak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atten b. Interlaken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3 999 99 99</text:p>
          </table:table-cell>
          <table:table-cell table:formula="of:=COM.MICROSOFT.CONCAT(LOWER(ORG.LIBREOFFICE.REGEX(ORG.LIBREOFFICE.REGEX([.F61];&quot;[^A-Za-z\s]\s*&quot;;&quot;&quot;;&quot;g&quot;);&quot;(\s|-)+&quot;;&quot;-&quot;;&quot;g&quot;));&quot;@example.ch&quot;)" office:value-type="string" office:string-value="sac-interlaken@example.ch" calcext:value-type="string">
            <text:p>sac-interlaken@example.ch</text:p>
          </table:table-cell>
          <table:table-cell table:formula="of:=COM.MICROSOFT.CONCAT(&quot;https://&quot;;LOWER(ORG.LIBREOFFICE.REGEX(ORG.LIBREOFFICE.REGEX([.F61];&quot;[^A-Za-z\s]\s*&quot;;&quot;&quot;;&quot;g&quot;);&quot;(\s|-)+&quot;;&quot;-&quot;;&quot;g&quot;));&quot;.ch&quot;)" office:value-type="string" office:string-value="https://sac-interlaken.ch" calcext:value-type="string">
            <text:p>https://sac-interlak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00 CAS Jaman</text:p>
          </table:table-cell>
          <table:table-cell office:value-type="string" calcext:value-type="string">
            <text:p>Rue d'Italie 43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2];&quot;[^A-Za-z\s]\s*&quot;;&quot;&quot;;&quot;g&quot;);&quot;(\s|-)+&quot;;&quot;-&quot;;&quot;g&quot;));&quot;@example.ch&quot;)" office:value-type="string" office:string-value="cas-jaman@example.ch" calcext:value-type="string">
            <text:p>cas-jaman@example.ch</text:p>
          </table:table-cell>
          <table:table-cell table:formula="of:=COM.MICROSOFT.CONCAT(&quot;https://&quot;;LOWER(ORG.LIBREOFFICE.REGEX(ORG.LIBREOFFICE.REGEX([.F62];&quot;[^A-Za-z\s]\s*&quot;;&quot;&quot;;&quot;g&quot;);&quot;(\s|-)+&quot;;&quot;-&quot;;&quot;g&quot;));&quot;.ch&quot;)" office:value-type="string" office:string-value="https://cas-jaman.ch" calcext:value-type="string">
            <text:p>https://cas-jama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3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030 CAS Jorat (Frauen-Biel)</text:p>
          </table:table-cell>
          <table:table-cell table:number-columns-repeated="2"/>
          <table:table-cell office:value-type="string" calcext:value-type="string">
            <text:p>Biel/Bienne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COM.MICROSOFT.CONCAT(&quot;https://&quot;;LOWER(ORG.LIBREOFFICE.REGEX(ORG.LIBREOFFICE.REGEX([.F63];&quot;[^A-Za-z\s]\s*&quot;;&quot;&quot;;&quot;g&quot;);&quot;(\s|-)+&quot;;&quot;-&quot;;&quot;g&quot;));&quot;.ch&quot;)" office:value-type="string" office:string-value="https://cas-jorat-frauenbiel.ch" calcext:value-type="string">
            <text:p>https://cas-jorat-frauenbie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50 CAS Jur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orrentruy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64];&quot;[^A-Za-z\s]\s*&quot;;&quot;&quot;;&quot;g&quot;);&quot;(\s|-)+&quot;;&quot;-&quot;;&quot;g&quot;));&quot;@example.ch&quot;)" office:value-type="string" office:string-value="cas-jura@example.ch" calcext:value-type="string">
            <text:p>cas-jura@example.ch</text:p>
          </table:table-cell>
          <table:table-cell table:formula="of:=COM.MICROSOFT.CONCAT(&quot;https://&quot;;LOWER(ORG.LIBREOFFICE.REGEX(ORG.LIBREOFFICE.REGEX([.F64];&quot;[^A-Za-z\s]\s*&quot;;&quot;&quot;;&quot;g&quot;);&quot;(\s|-)+&quot;;&quot;-&quot;;&quot;g&quot;));&quot;.ch&quot;)" office:value-type="string" office:string-value="https://cas-jura.ch" calcext:value-type="string">
            <text:p>https://cas-jur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1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00 SAC Kaiseregg</text:p>
          </table:table-cell>
          <table:table-cell office:value-type="string" calcext:value-type="string">
            <text:p>Sektion Kaiseregg</text:p>
          </table:table-cell>
          <table:table-cell/>
          <table:table-cell office:value-type="string" calcext:value-type="string">
            <text:p>Düdingen</text:p>
          </table:table-cell>
          <table:table-cell office:value-type="string" calcext:value-type="string">
            <text:p>3186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65];&quot;[^A-Za-z\s]\s*&quot;;&quot;&quot;;&quot;g&quot;);&quot;(\s|-)+&quot;;&quot;-&quot;;&quot;g&quot;));&quot;@example.ch&quot;)" office:value-type="string" office:string-value="sac-kaiseregg@example.ch" calcext:value-type="string">
            <text:p>sac-kaiseregg@example.ch</text:p>
          </table:table-cell>
          <table:table-cell table:formula="of:=COM.MICROSOFT.CONCAT(&quot;https://&quot;;LOWER(ORG.LIBREOFFICE.REGEX(ORG.LIBREOFFICE.REGEX([.F65];&quot;[^A-Za-z\s]\s*&quot;;&quot;&quot;;&quot;g&quot;);&quot;(\s|-)+&quot;;&quot;-&quot;;&quot;g&quot;));&quot;.ch&quot;)" office:value-type="string" office:string-value="https://sac-kaiseregg.ch" calcext:value-type="string">
            <text:p>https://sac-kaiser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50 SAC Kamo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erbrugg</text:p>
          </table:table-cell>
          <table:table-cell office:value-type="string" calcext:value-type="string">
            <text:p>9435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66];&quot;[^A-Za-z\s]\s*&quot;;&quot;&quot;;&quot;g&quot;);&quot;(\s|-)+&quot;;&quot;-&quot;;&quot;g&quot;));&quot;@example.ch&quot;)" office:value-type="string" office:string-value="sac-kamor@example.ch" calcext:value-type="string">
            <text:p>sac-kamor@example.ch</text:p>
          </table:table-cell>
          <table:table-cell table:formula="of:=COM.MICROSOFT.CONCAT(&quot;https://&quot;;LOWER(ORG.LIBREOFFICE.REGEX(ORG.LIBREOFFICE.REGEX([.F66];&quot;[^A-Za-z\s]\s*&quot;;&quot;&quot;;&quot;g&quot;);&quot;(\s|-)+&quot;;&quot;-&quot;;&quot;g&quot;));&quot;.ch&quot;)" office:value-type="string" office:string-value="https://sac-kamor.ch" calcext:value-type="string">
            <text:p>https://sac-kamo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17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0 SAC Kirch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irchberg BE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7];&quot;[^A-Za-z\s]\s*&quot;;&quot;&quot;;&quot;g&quot;);&quot;(\s|-)+&quot;;&quot;-&quot;;&quot;g&quot;));&quot;@example.ch&quot;)" office:value-type="string" office:string-value="sac-kirchberg@example.ch" calcext:value-type="string">
            <text:p>sac-kirchberg@example.ch</text:p>
          </table:table-cell>
          <table:table-cell table:formula="of:=COM.MICROSOFT.CONCAT(&quot;https://&quot;;LOWER(ORG.LIBREOFFICE.REGEX(ORG.LIBREOFFICE.REGEX([.F67];&quot;[^A-Za-z\s]\s*&quot;;&quot;&quot;;&quot;g&quot;);&quot;(\s|-)+&quot;;&quot;-&quot;;&quot;g&quot;));&quot;.ch&quot;)" office:value-type="string" office:string-value="https://sac-kirchberg.ch" calcext:value-type="string">
            <text:p>https://sac-kirch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50 SAC Läge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den-Dättwil</text:p>
          </table:table-cell>
          <table:table-cell office:value-type="string" calcext:value-type="string">
            <text:p>5406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8];&quot;[^A-Za-z\s]\s*&quot;;&quot;&quot;;&quot;g&quot;);&quot;(\s|-)+&quot;;&quot;-&quot;;&quot;g&quot;));&quot;@example.ch&quot;)" office:value-type="string" office:string-value="sac-lgern@example.ch" calcext:value-type="string">
            <text:p>sac-lgern@example.ch</text:p>
          </table:table-cell>
          <table:table-cell table:formula="of:=COM.MICROSOFT.CONCAT(&quot;https://&quot;;LOWER(ORG.LIBREOFFICE.REGEX(ORG.LIBREOFFICE.REGEX([.F68];&quot;[^A-Za-z\s]\s*&quot;;&quot;&quot;;&quot;g&quot;);&quot;(\s|-)+&quot;;&quot;-&quot;;&quot;g&quot;));&quot;.ch&quot;)" office:value-type="string" office:string-value="https://sac-lgern.ch" calcext:value-type="string">
            <text:p>https://sac-lg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1</text:p>
          </table:table-cell>
          <table:table-cell table:style-name="ce1" office:value-type="string" calcext:value-type="string">
            <text:p>00003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1 SAC Laegern Zurzach</text:p>
          </table:table-cell>
          <table:table-cell office:value-type="string" calcext:value-type="string">
            <text:p>Wiesenstrasse 3</text:p>
          </table:table-cell>
          <table:table-cell/>
          <table:table-cell office:value-type="string" calcext:value-type="string">
            <text:p>Koblenz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9];&quot;[^A-Za-z\s]\s*&quot;;&quot;&quot;;&quot;g&quot;);&quot;(\s|-)+&quot;;&quot;-&quot;;&quot;g&quot;));&quot;@example.ch&quot;)" office:value-type="string" office:string-value="sac-laegern-zurzach@example.ch" calcext:value-type="string">
            <text:p>sac-laegern-zurzach@example.ch</text:p>
          </table:table-cell>
          <table:table-cell table:formula="of:=COM.MICROSOFT.CONCAT(&quot;https://&quot;;LOWER(ORG.LIBREOFFICE.REGEX(ORG.LIBREOFFICE.REGEX([.F69];&quot;[^A-Za-z\s]\s*&quot;;&quot;&quot;;&quot;g&quot;);&quot;(\s|-)+&quot;;&quot;-&quot;;&quot;g&quot;));&quot;.ch&quot;)" office:value-type="string" office:string-value="https://sac-laegern-zurzach.ch" calcext:value-type="string">
            <text:p>https://sac-laegern-zurz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00 SAC Lauterbrunn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uterbrunnen</text:p>
          </table:table-cell>
          <table:table-cell office:value-type="string" calcext:value-type="string">
            <text:p>38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0];&quot;[^A-Za-z\s]\s*&quot;;&quot;&quot;;&quot;g&quot;);&quot;(\s|-)+&quot;;&quot;-&quot;;&quot;g&quot;));&quot;@example.ch&quot;)" office:value-type="string" office:string-value="sac-lauterbrunnen@example.ch" calcext:value-type="string">
            <text:p>sac-lauterbrunnen@example.ch</text:p>
          </table:table-cell>
          <table:table-cell table:formula="of:=COM.MICROSOFT.CONCAT(&quot;https://&quot;;LOWER(ORG.LIBREOFFICE.REGEX(ORG.LIBREOFFICE.REGEX([.F70];&quot;[^A-Za-z\s]\s*&quot;;&quot;&quot;;&quot;g&quot;);&quot;(\s|-)+&quot;;&quot;-&quot;;&quot;g&quot;));&quot;.ch&quot;)" office:value-type="string" office:string-value="https://sac-lauterbrunnen.ch" calcext:value-type="string">
            <text:p>https://sac-lauterbrunn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4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8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50 SAC Lediflu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ümmenen</text:p>
          </table:table-cell>
          <table:table-cell office:value-type="string" calcext:value-type="string">
            <text:p>32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1];&quot;[^A-Za-z\s]\s*&quot;;&quot;&quot;;&quot;g&quot;);&quot;(\s|-)+&quot;;&quot;-&quot;;&quot;g&quot;));&quot;@example.ch&quot;)" office:value-type="string" office:string-value="sac-ledifluh@example.ch" calcext:value-type="string">
            <text:p>sac-ledifluh@example.ch</text:p>
          </table:table-cell>
          <table:table-cell table:formula="of:=COM.MICROSOFT.CONCAT(&quot;https://&quot;;LOWER(ORG.LIBREOFFICE.REGEX(ORG.LIBREOFFICE.REGEX([.F71];&quot;[^A-Za-z\s]\s*&quot;;&quot;&quot;;&quot;g&quot;);&quot;(\s|-)+&quot;;&quot;-&quot;;&quot;g&quot;));&quot;.ch&quot;)" office:value-type="string" office:string-value="https://sac-ledifluh.ch" calcext:value-type="string">
            <text:p>https://sac-lediflu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00 CAS Bellinzona e Valli</text:p>
          </table:table-cell>
          <table:table-cell office:value-type="string" calcext:value-type="string">
            <text:p>del Club Alpino Svizzero CAS</text:p>
          </table:table-cell>
          <table:table-cell office:value-type="string" calcext:value-type="string">
            <text:p>C.P. 1282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6500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2];&quot;[^A-Za-z\s]\s*&quot;;&quot;&quot;;&quot;g&quot;);&quot;(\s|-)+&quot;;&quot;-&quot;;&quot;g&quot;));&quot;@example.ch&quot;)" office:value-type="string" office:string-value="cas-bellinzona-e-valli@example.ch" calcext:value-type="string">
            <text:p>cas-bellinzona-e-valli@example.ch</text:p>
          </table:table-cell>
          <table:table-cell table:formula="of:=COM.MICROSOFT.CONCAT(&quot;https://&quot;;LOWER(ORG.LIBREOFFICE.REGEX(ORG.LIBREOFFICE.REGEX([.F72];&quot;[^A-Za-z\s]\s*&quot;;&quot;&quot;;&quot;g&quot;);&quot;(\s|-)+&quot;;&quot;-&quot;;&quot;g&quot;));&quot;.ch&quot;)" office:value-type="string" office:string-value="https://cas-bellinzona-e-valli.ch" calcext:value-type="string">
            <text:p>https://cas-bellinzona-e-val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3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50 SAC Linden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ohlen AG</text:p>
          </table:table-cell>
          <table:table-cell office:value-type="string" calcext:value-type="string">
            <text:p>561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73];&quot;[^A-Za-z\s]\s*&quot;;&quot;&quot;;&quot;g&quot;);&quot;(\s|-)+&quot;;&quot;-&quot;;&quot;g&quot;));&quot;@example.ch&quot;)" office:value-type="string" office:string-value="sac-lindenberg@example.ch" calcext:value-type="string">
            <text:p>sac-lindenberg@example.ch</text:p>
          </table:table-cell>
          <table:table-cell table:formula="of:=COM.MICROSOFT.CONCAT(&quot;https://&quot;;LOWER(ORG.LIBREOFFICE.REGEX(ORG.LIBREOFFICE.REGEX([.F73];&quot;[^A-Za-z\s]\s*&quot;;&quot;&quot;;&quot;g&quot;);&quot;(\s|-)+&quot;;&quot;-&quot;;&quot;g&quot;));&quot;.ch&quot;)" office:value-type="string" office:string-value="https://sac-lindenberg.ch" calcext:value-type="string">
            <text:p>https://sac-linden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00 CAS Locarno</text:p>
          </table:table-cell>
          <table:table-cell office:value-type="string" calcext:value-type="string">
            <text:p>Casella postale 1006</text:p>
          </table:table-cell>
          <table:table-cell/>
          <table:table-cell office:value-type="string" calcext:value-type="string">
            <text:p>Locarno 1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4];&quot;[^A-Za-z\s]\s*&quot;;&quot;&quot;;&quot;g&quot;);&quot;(\s|-)+&quot;;&quot;-&quot;;&quot;g&quot;));&quot;@example.ch&quot;)" office:value-type="string" office:string-value="cas-locarno@example.ch" calcext:value-type="string">
            <text:p>cas-locarno@example.ch</text:p>
          </table:table-cell>
          <table:table-cell table:formula="of:=COM.MICROSOFT.CONCAT(&quot;https://&quot;;LOWER(ORG.LIBREOFFICE.REGEX(ORG.LIBREOFFICE.REGEX([.F74];&quot;[^A-Za-z\s]\s*&quot;;&quot;&quot;;&quot;g&quot;);&quot;(\s|-)+&quot;;&quot;-&quot;;&quot;g&quot;));&quot;.ch&quot;)" office:value-type="string" office:string-value="https://cas-locarno.ch" calcext:value-type="string">
            <text:p>https://cas-locar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50 SAC Maneg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75];&quot;[^A-Za-z\s]\s*&quot;;&quot;&quot;;&quot;g&quot;);&quot;(\s|-)+&quot;;&quot;-&quot;;&quot;g&quot;));&quot;@example.ch&quot;)" office:value-type="string" office:string-value="sac-manegg@example.ch" calcext:value-type="string">
            <text:p>sac-manegg@example.ch</text:p>
          </table:table-cell>
          <table:table-cell table:formula="of:=COM.MICROSOFT.CONCAT(&quot;https://&quot;;LOWER(ORG.LIBREOFFICE.REGEX(ORG.LIBREOFFICE.REGEX([.F75];&quot;[^A-Za-z\s]\s*&quot;;&quot;&quot;;&quot;g&quot;);&quot;(\s|-)+&quot;;&quot;-&quot;;&quot;g&quot;));&quot;.ch&quot;)" office:value-type="string" office:string-value="https://sac-manegg.ch" calcext:value-type="string">
            <text:p>https://sac-man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00 CAS Moléson</text:p>
          </table:table-cell>
          <table:table-cell office:value-type="string" calcext:value-type="string">
            <text:p>Section Moléson</text:p>
          </table:table-cell>
          <table:table-cell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76];&quot;[^A-Za-z\s]\s*&quot;;&quot;&quot;;&quot;g&quot;);&quot;(\s|-)+&quot;;&quot;-&quot;;&quot;g&quot;));&quot;@example.ch&quot;)" office:value-type="string" office:string-value="cas-molson@example.ch" calcext:value-type="string">
            <text:p>cas-molson@example.ch</text:p>
          </table:table-cell>
          <table:table-cell table:formula="of:=COM.MICROSOFT.CONCAT(&quot;https://&quot;;LOWER(ORG.LIBREOFFICE.REGEX(ORG.LIBREOFFICE.REGEX([.F76];&quot;[^A-Za-z\s]\s*&quot;;&quot;&quot;;&quot;g&quot;);&quot;(\s|-)+&quot;;&quot;-&quot;;&quot;g&quot;));&quot;.ch&quot;)" office:value-type="string" office:string-value="https://cas-molson.ch" calcext:value-type="string">
            <text:p>https://cas-mols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50 CAS Montana-Vermala</text:p>
          </table:table-cell>
          <table:table-cell office:value-type="string" calcext:value-type="string">
            <text:p>Promenade du Clos 5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77];&quot;[^A-Za-z\s]\s*&quot;;&quot;&quot;;&quot;g&quot;);&quot;(\s|-)+&quot;;&quot;-&quot;;&quot;g&quot;));&quot;@example.ch&quot;)" office:value-type="string" office:string-value="cas-montanavermala@example.ch" calcext:value-type="string">
            <text:p>cas-montanavermala@example.ch</text:p>
          </table:table-cell>
          <table:table-cell table:formula="of:=COM.MICROSOFT.CONCAT(&quot;https://&quot;;LOWER(ORG.LIBREOFFICE.REGEX(ORG.LIBREOFFICE.REGEX([.F77];&quot;[^A-Za-z\s]\s*&quot;;&quot;&quot;;&quot;g&quot;);&quot;(\s|-)+&quot;;&quot;-&quot;;&quot;g&quot;));&quot;.ch&quot;)" office:value-type="string" office:string-value="https://cas-montanavermala.ch" calcext:value-type="string">
            <text:p>https://cas-montanavermal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00 CAS Monte Ros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1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1 CAS Monte Rosa Monthey</text:p>
          </table:table-cell>
          <table:table-cell office:value-type="string" calcext:value-type="string">
            <text:p>Groupe de Monthey</text:p>
          </table:table-cell>
          <table:table-cell/>
          <table:table-cell office:value-type="string" calcext:value-type="string">
            <text:p>Monthe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VS</text:p>
          </table:table-cell>
          <table:table-cell table:style-name="ce1" office:value-type="string" calcext:value-type="string">
            <text:p>0041</text:p>
          </table:table-cell>
          <table:table-cell table:formula="of:=COM.MICROSOFT.CONCAT(LOWER(ORG.LIBREOFFICE.REGEX(ORG.LIBREOFFICE.REGEX([.F79];&quot;[^A-Za-z\s]\s*&quot;;&quot;&quot;;&quot;g&quot;);&quot;(\s|-)+&quot;;&quot;-&quot;;&quot;g&quot;));&quot;@example.ch&quot;)" office:value-type="string" office:string-value="cas-monte-rosa-monthey@example.ch" calcext:value-type="string">
            <text:p>cas-monte-rosa-monthey@example.ch</text:p>
          </table:table-cell>
          <table:table-cell table:formula="of:=COM.MICROSOFT.CONCAT(&quot;https://www.&quot;;LOWER(ORG.LIBREOFFICE.REGEX(ORG.LIBREOFFICE.REGEX([.F79];&quot;[^A-Za-z\s]\s*&quot;;&quot;&quot;;&quot;g&quot;);&quot;(\s|-)+&quot;;&quot;-&quot;;&quot;g&quot;));&quot;.ch?we=are&amp;magic=1&quot;)" office:value-type="string" office:string-value="https://www.cas-monte-rosa-monthey.ch?we=are&amp;magic=1" calcext:value-type="string">
            <text:p>https://www.cas-monte-rosa-monthey.ch?we=are&amp;magic=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2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2 CAS Monte Rosa St-Mauric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t-Maurice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3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3 CAS Monte Rosa Martigny</text:p>
          </table:table-cell>
          <table:table-cell office:value-type="string" calcext:value-type="string">
            <text:p>Case Postale 142</text:p>
          </table:table-cell>
          <table:table-cell/>
          <table:table-cell office:value-type="string" calcext:value-type="string">
            <text:p>Martigny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1];&quot;[^A-Za-z\s]\s*&quot;;&quot;&quot;;&quot;g&quot;);&quot;(\s|-)+&quot;;&quot;-&quot;;&quot;g&quot;));&quot;@example.ch&quot;)" office:value-type="string" office:string-value="cas-monte-rosa-martigny@example.ch" calcext:value-type="string">
            <text:p>cas-monte-rosa-martigny@example.ch</text:p>
          </table:table-cell>
          <table:table-cell table:formula="of:=COM.MICROSOFT.CONCAT(&quot;https://&quot;;LOWER(ORG.LIBREOFFICE.REGEX(ORG.LIBREOFFICE.REGEX([.F81];&quot;[^A-Za-z\s]\s*&quot;;&quot;&quot;;&quot;g&quot;);&quot;(\s|-)+&quot;;&quot;-&quot;;&quot;g&quot;));&quot;.ch&quot;)" office:value-type="string" office:string-value="https://cas-monte-rosa-martigny.ch" calcext:value-type="string">
            <text:p>https://cas-monte-rosa-martign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4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4 CAS Monte Rosa Sion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style-name="ce1" office:value-type="string" calcext:value-type="string">
            <text:p>0041</text:p>
          </table:table-cell>
          <table:table-cell table:formula="of:=COM.MICROSOFT.CONCAT(LOWER(ORG.LIBREOFFICE.REGEX(ORG.LIBREOFFICE.REGEX([.F82];&quot;[^A-Za-z\s]\s*&quot;;&quot;&quot;;&quot;g&quot;);&quot;(\s|-)+&quot;;&quot;-&quot;;&quot;g&quot;));&quot;@example.ch&quot;)" office:value-type="string" office:string-value="cas-monte-rosa-sion@example.ch" calcext:value-type="string">
            <text:p>cas-monte-rosa-sion@example.ch</text:p>
          </table:table-cell>
          <table:table-cell table:formula="of:=COM.MICROSOFT.CONCAT(&quot;https://&quot;;LOWER(ORG.LIBREOFFICE.REGEX(ORG.LIBREOFFICE.REGEX([.F82];&quot;[^A-Za-z\s]\s*&quot;;&quot;&quot;;&quot;g&quot;);&quot;(\s|-)+&quot;;&quot;-&quot;;&quot;g&quot;));&quot;.ch&quot;)" office:value-type="string" office:string-value="https://cas-monte-rosa-sion.ch" calcext:value-type="string">
            <text:p>https://cas-monte-rosa-si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5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5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5 CAS Monte Rosa Sierre</text:p>
          </table:table-cell>
          <table:table-cell office:value-type="string" calcext:value-type="string">
            <text:p>Case postale 222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3];&quot;[^A-Za-z\s]\s*&quot;;&quot;&quot;;&quot;g&quot;);&quot;(\s|-)+&quot;;&quot;-&quot;;&quot;g&quot;));&quot;@example.ch&quot;)" office:value-type="string" office:string-value="cas-monte-rosa-sierre@example.ch" calcext:value-type="string">
            <text:p>cas-monte-rosa-sierre@example.ch</text:p>
          </table:table-cell>
          <table:table-cell table:formula="of:=COM.MICROSOFT.CONCAT(&quot;https://&quot;;LOWER(ORG.LIBREOFFICE.REGEX(ORG.LIBREOFFICE.REGEX([.F83];&quot;[^A-Za-z\s]\s*&quot;;&quot;&quot;;&quot;g&quot;);&quot;(\s|-)+&quot;;&quot;-&quot;;&quot;g&quot;));&quot;.ch&quot;)" office:value-type="string" office:string-value="https://cas-monte-rosa-sierre.ch" calcext:value-type="string">
            <text:p>https://cas-monte-rosa-sier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6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6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6 SAC Monte Rosa Visp</text:p>
          </table:table-cell>
          <table:table-cell office:value-type="string" calcext:value-type="string">
            <text:p>St. Jodernstrasse 12</text:p>
          </table:table-cell>
          <table:table-cell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4];&quot;[^A-Za-z\s]\s*&quot;;&quot;&quot;;&quot;g&quot;);&quot;(\s|-)+&quot;;&quot;-&quot;;&quot;g&quot;));&quot;@example.ch&quot;)" office:value-type="string" office:string-value="sac-monte-rosa-visp@example.ch" calcext:value-type="string">
            <text:p>sac-monte-rosa-visp@example.ch</text:p>
          </table:table-cell>
          <table:table-cell table:formula="of:=COM.MICROSOFT.CONCAT(&quot;https://&quot;;LOWER(ORG.LIBREOFFICE.REGEX(ORG.LIBREOFFICE.REGEX([.F84];&quot;[^A-Za-z\s]\s*&quot;;&quot;&quot;;&quot;g&quot;);&quot;(\s|-)+&quot;;&quot;-&quot;;&quot;g&quot;));&quot;.ch&quot;)" office:value-type="string" office:string-value="https://sac-monte-rosa-visp.ch" calcext:value-type="string">
            <text:p>https://sac-monte-rosa-vis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7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7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7 SAC Monte Rosa St.Niklaus</text:p>
          </table:table-cell>
          <table:table-cell office:value-type="string" calcext:value-type="string">
            <text:p>Mürini 1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5];&quot;[^A-Za-z\s]\s*&quot;;&quot;&quot;;&quot;g&quot;);&quot;(\s|-)+&quot;;&quot;-&quot;;&quot;g&quot;));&quot;@example.ch&quot;)" office:value-type="string" office:string-value="sac-monte-rosa-stniklaus@example.ch" calcext:value-type="string">
            <text:p>sac-monte-rosa-stniklaus@example.ch</text:p>
          </table:table-cell>
          <table:table-cell table:formula="of:=COM.MICROSOFT.CONCAT(&quot;https://&quot;;LOWER(ORG.LIBREOFFICE.REGEX(ORG.LIBREOFFICE.REGEX([.F85];&quot;[^A-Za-z\s]\s*&quot;;&quot;&quot;;&quot;g&quot;);&quot;(\s|-)+&quot;;&quot;-&quot;;&quot;g&quot;));&quot;.ch&quot;)" office:value-type="string" office:string-value="https://sac-monte-rosa-stniklaus.ch" calcext:value-type="string">
            <text:p>https://sac-monte-rosa-stnikla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8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8 SAC Monte Rosa Bri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6];&quot;[^A-Za-z\s]\s*&quot;;&quot;&quot;;&quot;g&quot;);&quot;(\s|-)+&quot;;&quot;-&quot;;&quot;g&quot;));&quot;@example.ch&quot;)" office:value-type="string" office:string-value="sac-monte-rosa-brig@example.ch" calcext:value-type="string">
            <text:p>sac-monte-rosa-brig@example.ch</text:p>
          </table:table-cell>
          <table:table-cell table:formula="of:=COM.MICROSOFT.CONCAT(&quot;https://&quot;;LOWER(ORG.LIBREOFFICE.REGEX(ORG.LIBREOFFICE.REGEX([.F86];&quot;[^A-Za-z\s]\s*&quot;;&quot;&quot;;&quot;g&quot;);&quot;(\s|-)+&quot;;&quot;-&quot;;&quot;g&quot;));&quot;.ch&quot;)" office:value-type="string" office:string-value="https://sac-monte-rosa-brig.ch" calcext:value-type="string">
            <text:p>https://sac-monte-rosa-bri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730 CAS Mont-Soleil</text:p>
          </table:table-cell>
          <table:table-cell table:number-columns-repeated="2"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87];&quot;[^A-Za-z\s]\s*&quot;;&quot;&quot;;&quot;g&quot;);&quot;(\s|-)+&quot;;&quot;-&quot;;&quot;g&quot;));&quot;@example.ch&quot;)" office:value-type="string" office:string-value="cas-montsoleil@example.ch" calcext:value-type="string">
            <text:p>cas-montsoleil@example.ch</text:p>
          </table:table-cell>
          <table:table-cell table:formula="of:=COM.MICROSOFT.CONCAT(&quot;https://&quot;;LOWER(ORG.LIBREOFFICE.REGEX(ORG.LIBREOFFICE.REGEX([.F87];&quot;[^A-Za-z\s]\s*&quot;;&quot;&quot;;&quot;g&quot;);&quot;(\s|-)+&quot;;&quot;-&quot;;&quot;g&quot;));&quot;.ch&quot;)" office:value-type="string" office:string-value="https://cas-montsoleil.ch" calcext:value-type="string">
            <text:p>https://cas-montsolei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2.00000000000000000000</text:p>
          </table:table-cell>
          <table:table-cell table:number-columns-repeated="6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50 CAS Montreux</text:p>
          </table:table-cell>
          <table:table-cell office:value-type="string" calcext:value-type="string">
            <text:p>Case Postale 1122</text:p>
          </table:table-cell>
          <table:table-cell/>
          <table:table-cell office:value-type="string" calcext:value-type="string">
            <text:p>Montreux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88];&quot;[^A-Za-z\s]\s*&quot;;&quot;&quot;;&quot;g&quot;);&quot;(\s|-)+&quot;;&quot;-&quot;;&quot;g&quot;));&quot;@example.ch&quot;)" office:value-type="string" office:string-value="cas-montreux@example.ch" calcext:value-type="string">
            <text:p>cas-montreux@example.ch</text:p>
          </table:table-cell>
          <table:table-cell table:formula="of:=COM.MICROSOFT.CONCAT(&quot;https://&quot;;LOWER(ORG.LIBREOFFICE.REGEX(ORG.LIBREOFFICE.REGEX([.F88];&quot;[^A-Za-z\s]\s*&quot;;&quot;&quot;;&quot;g&quot;);&quot;(\s|-)+&quot;;&quot;-&quot;;&quot;g&quot;));&quot;.ch&quot;)" office:value-type="string" office:string-value="https://cas-montreux.ch" calcext:value-type="string">
            <text:p>https://cas-montreu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00 SAC Mythen</text:p>
          </table:table-cell>
          <table:table-cell office:value-type="string" calcext:value-type="string">
            <text:p>Weid 74 </text:p>
          </table:table-cell>
          <table:table-cell/>
          <table:table-cell office:value-type="string" calcext:value-type="string">
            <text:p>Muotathal</text:p>
          </table:table-cell>
          <table:table-cell office:value-type="string" calcext:value-type="string">
            <text:p>6436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89];&quot;[^A-Za-z\s]\s*&quot;;&quot;&quot;;&quot;g&quot;);&quot;(\s|-)+&quot;;&quot;-&quot;;&quot;g&quot;));&quot;@example.ch&quot;)" office:value-type="string" office:string-value="sac-mythen@example.ch" calcext:value-type="string">
            <text:p>sac-mythen@example.ch</text:p>
          </table:table-cell>
          <table:table-cell table:formula="of:=COM.MICROSOFT.CONCAT(&quot;https://&quot;;LOWER(ORG.LIBREOFFICE.REGEX(ORG.LIBREOFFICE.REGEX([.F89];&quot;[^A-Za-z\s]\s*&quot;;&quot;&quot;;&quot;g&quot;);&quot;(\s|-)+&quot;;&quot;-&quot;;&quot;g&quot;));&quot;.ch&quot;)" office:value-type="string" office:string-value="https://sac-mythen.ch" calcext:value-type="string">
            <text:p>https://sac-myt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50 CAS Neuchâtel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Neuchâtel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90];&quot;[^A-Za-z\s]\s*&quot;;&quot;&quot;;&quot;g&quot;);&quot;(\s|-)+&quot;;&quot;-&quot;;&quot;g&quot;));&quot;@example.ch&quot;)" office:value-type="string" office:string-value="cas-neuchteloise@example.ch" calcext:value-type="string">
            <text:p>cas-neuchteloise@example.ch</text:p>
          </table:table-cell>
          <table:table-cell table:formula="of:=COM.MICROSOFT.CONCAT(&quot;https://&quot;;LOWER(ORG.LIBREOFFICE.REGEX(ORG.LIBREOFFICE.REGEX([.F90];&quot;[^A-Za-z\s]\s*&quot;;&quot;&quot;;&quot;g&quot;);&quot;(\s|-)+&quot;;&quot;-&quot;;&quot;g&quot;));&quot;.ch&quot;)" office:value-type="string" office:string-value="https://cas-neuchteloise.ch" calcext:value-type="string">
            <text:p>https://cas-neuchtel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00 SAC Nies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piez</text:p>
          </table:table-cell>
          <table:table-cell office:value-type="string" calcext:value-type="string">
            <text:p>37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1];&quot;[^A-Za-z\s]\s*&quot;;&quot;&quot;;&quot;g&quot;);&quot;(\s|-)+&quot;;&quot;-&quot;;&quot;g&quot;));&quot;@example.ch&quot;)" office:value-type="string" office:string-value="sac-niesen@example.ch" calcext:value-type="string">
            <text:p>sac-niesen@example.ch</text:p>
          </table:table-cell>
          <table:table-cell table:formula="of:=COM.MICROSOFT.CONCAT(&quot;https://&quot;;LOWER(ORG.LIBREOFFICE.REGEX(ORG.LIBREOFFICE.REGEX([.F91];&quot;[^A-Za-z\s]\s*&quot;;&quot;&quot;;&quot;g&quot;);&quot;(\s|-)+&quot;;&quot;-&quot;;&quot;g&quot;));&quot;.ch&quot;)" office:value-type="string" office:string-value="https://sac-niesen.ch" calcext:value-type="string">
            <text:p>https://sac-nies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50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2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2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1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51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3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3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2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2 SAC O'aargau H'buchsWang.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4];&quot;[^A-Za-z\s]\s*&quot;;&quot;&quot;;&quot;g&quot;);&quot;(\s|-)+&quot;;&quot;-&quot;;&quot;g&quot;));&quot;@example.ch&quot;)" office:value-type="string" office:string-value="sac-oaargau-hbuchswang@example.ch" calcext:value-type="string">
            <text:p>sac-oaargau-hbuchswang@example.ch</text:p>
          </table:table-cell>
          <table:table-cell table:formula="of:=COM.MICROSOFT.CONCAT(&quot;https://&quot;;LOWER(ORG.LIBREOFFICE.REGEX(ORG.LIBREOFFICE.REGEX([.F94];&quot;[^A-Za-z\s]\s*&quot;;&quot;&quot;;&quot;g&quot;);&quot;(\s|-)+&quot;;&quot;-&quot;;&quot;g&quot;));&quot;.ch&quot;)" office:value-type="string" office:string-value="https://sac-oaargau-hbuchswang.ch" calcext:value-type="string">
            <text:p>https://sac-oaargau-hbuchswang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3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3 Oberaargau Herzogenbuchs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5];&quot;[^A-Za-z\s]\s*&quot;;&quot;&quot;;&quot;g&quot;);&quot;(\s|-)+&quot;;&quot;-&quot;;&quot;g&quot;));&quot;@example.ch&quot;)" office:value-type="string" office:string-value="oberaargau-herzogenbuchs@example.ch" calcext:value-type="string">
            <text:p>oberaargau-herzogenbuchs@example.ch</text:p>
          </table:table-cell>
          <table:table-cell table:formula="of:=COM.MICROSOFT.CONCAT(&quot;https://&quot;;LOWER(ORG.LIBREOFFICE.REGEX(ORG.LIBREOFFICE.REGEX([.F95];&quot;[^A-Za-z\s]\s*&quot;;&quot;&quot;;&quot;g&quot;);&quot;(\s|-)+&quot;;&quot;-&quot;;&quot;g&quot;));&quot;.ch&quot;)" office:value-type="string" office:string-value="https://oberaargau-herzogenbuchs.ch" calcext:value-type="string">
            <text:p>https://oberaargau-herzogenbuch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4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4 SAC Oberaargau Langenthal</text:p>
          </table:table-cell>
          <table:table-cell table:number-columns-repeated="2"/>
          <table:table-cell office:value-type="string" calcext:value-type="string">
            <text:p>Wangen an der Aare</text:p>
          </table:table-cell>
          <table:table-cell office:value-type="string" calcext:value-type="string">
            <text:p>47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6];&quot;[^A-Za-z\s]\s*&quot;;&quot;&quot;;&quot;g&quot;);&quot;(\s|-)+&quot;;&quot;-&quot;;&quot;g&quot;));&quot;@example.ch&quot;)" office:value-type="string" office:string-value="sac-oberaargau-langenthal@example.ch" calcext:value-type="string">
            <text:p>sac-oberaargau-langenthal@example.ch</text:p>
          </table:table-cell>
          <table:table-cell table:formula="of:=COM.MICROSOFT.CONCAT(&quot;https://&quot;;LOWER(ORG.LIBREOFFICE.REGEX(ORG.LIBREOFFICE.REGEX([.F96];&quot;[^A-Za-z\s]\s*&quot;;&quot;&quot;;&quot;g&quot;);&quot;(\s|-)+&quot;;&quot;-&quot;;&quot;g&quot;));&quot;.ch&quot;)" office:value-type="string" office:string-value="https://sac-oberaargau-langenthal.ch" calcext:value-type="string">
            <text:p>https://sac-oberaargau-langentha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00 SAC Oberhasli</text:p>
          </table:table-cell>
          <table:table-cell office:value-type="string" calcext:value-type="string">
            <text:p>Lengenacherstrasse 14</text:p>
          </table:table-cell>
          <table:table-cell/>
          <table:table-cell office:value-type="string" calcext:value-type="string">
            <text:p>Meiringen</text:p>
          </table:table-cell>
          <table:table-cell office:value-type="string" calcext:value-type="string">
            <text:p>386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7];&quot;[^A-Za-z\s]\s*&quot;;&quot;&quot;;&quot;g&quot;);&quot;(\s|-)+&quot;;&quot;-&quot;;&quot;g&quot;));&quot;@example.ch&quot;)" office:value-type="string" office:string-value="sac-oberhasli@example.ch" calcext:value-type="string">
            <text:p>sac-oberhasli@example.ch</text:p>
          </table:table-cell>
          <table:table-cell table:formula="of:=COM.MICROSOFT.CONCAT(&quot;https://&quot;;LOWER(ORG.LIBREOFFICE.REGEX(ORG.LIBREOFFICE.REGEX([.F97];&quot;[^A-Za-z\s]\s*&quot;;&quot;&quot;;&quot;g&quot;);&quot;(\s|-)+&quot;;&quot;-&quot;;&quot;g&quot;));&quot;.ch&quot;)" office:value-type="string" office:string-value="https://sac-oberhasli.ch" calcext:value-type="string">
            <text:p>https://sac-oberhas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50 SAC Olden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staad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8];&quot;[^A-Za-z\s]\s*&quot;;&quot;&quot;;&quot;g&quot;);&quot;(\s|-)+&quot;;&quot;-&quot;;&quot;g&quot;));&quot;@example.ch&quot;)" office:value-type="string" office:string-value="sac-oldenhorn@example.ch" calcext:value-type="string">
            <text:p>sac-oldenhorn@example.ch</text:p>
          </table:table-cell>
          <table:table-cell table:formula="of:=COM.MICROSOFT.CONCAT(&quot;https://&quot;;LOWER(ORG.LIBREOFFICE.REGEX(ORG.LIBREOFFICE.REGEX([.F98];&quot;[^A-Za-z\s]\s*&quot;;&quot;&quot;;&quot;g&quot;);&quot;(\s|-)+&quot;;&quot;-&quot;;&quot;g&quot;));&quot;.ch&quot;)" office:value-type="string" office:string-value="https://sac-oldenhorn.ch" calcext:value-type="string">
            <text:p>https://sac-olden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11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00 SAC Ol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rimbach</text:p>
          </table:table-cell>
          <table:table-cell office:value-type="string" calcext:value-type="string">
            <text:p>4632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9];&quot;[^A-Za-z\s]\s*&quot;;&quot;&quot;;&quot;g&quot;);&quot;(\s|-)+&quot;;&quot;-&quot;;&quot;g&quot;));&quot;@example.ch&quot;)" office:value-type="string" office:string-value="sac-olten@example.ch" calcext:value-type="string">
            <text:p>sac-olten@example.ch</text:p>
          </table:table-cell>
          <table:table-cell table:formula="of:=COM.MICROSOFT.CONCAT(&quot;https://&quot;;LOWER(ORG.LIBREOFFICE.REGEX(ORG.LIBREOFFICE.REGEX([.F99];&quot;[^A-Za-z\s]\s*&quot;;&quot;&quot;;&quot;g&quot;);&quot;(\s|-)+&quot;;&quot;-&quot;;&quot;g&quot;));&quot;.ch&quot;)" office:value-type="string" office:string-value="https://sac-olten.ch" calcext:value-type="string">
            <text:p>https://sac-ol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50 SAC Pfannenst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eilen</text:p>
          </table:table-cell>
          <table:table-cell office:value-type="string" calcext:value-type="string">
            <text:p>8706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00];&quot;[^A-Za-z\s]\s*&quot;;&quot;&quot;;&quot;g&quot;);&quot;(\s|-)+&quot;;&quot;-&quot;;&quot;g&quot;));&quot;@example.ch&quot;)" office:value-type="string" office:string-value="sac-pfannenstiel@example.ch" calcext:value-type="string">
            <text:p>sac-pfannenstiel@example.ch</text:p>
          </table:table-cell>
          <table:table-cell table:formula="of:=COM.MICROSOFT.CONCAT(&quot;https://&quot;;LOWER(ORG.LIBREOFFICE.REGEX(ORG.LIBREOFFICE.REGEX([.F100];&quot;[^A-Za-z\s]\s*&quot;;&quot;&quot;;&quot;g&quot;);&quot;(\s|-)+&quot;;&quot;-&quot;;&quot;g&quot;));&quot;.ch&quot;)" office:value-type="string" office:string-value="https://sac-pfannenstiel.ch" calcext:value-type="string">
            <text:p>https://sac-pfannenst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5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00 CAS Pierre-Pertui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Tavannes</text:p>
          </table:table-cell>
          <table:table-cell office:value-type="string" calcext:value-type="string">
            <text:p>27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01];&quot;[^A-Za-z\s]\s*&quot;;&quot;&quot;;&quot;g&quot;);&quot;(\s|-)+&quot;;&quot;-&quot;;&quot;g&quot;));&quot;@example.ch&quot;)" office:value-type="string" office:string-value="cas-pierrepertuis@example.ch" calcext:value-type="string">
            <text:p>cas-pierrepertuis@example.ch</text:p>
          </table:table-cell>
          <table:table-cell table:formula="of:=COM.MICROSOFT.CONCAT(&quot;https://&quot;;LOWER(ORG.LIBREOFFICE.REGEX(ORG.LIBREOFFICE.REGEX([.F101];&quot;[^A-Za-z\s]\s*&quot;;&quot;&quot;;&quot;g&quot;);&quot;(\s|-)+&quot;;&quot;-&quot;;&quot;g&quot;));&quot;.ch&quot;)" office:value-type="string" office:string-value="https://cas-pierrepertuis.ch" calcext:value-type="string">
            <text:p>https://cas-pierrepertu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50 SAC Pilatus</text:p>
          </table:table-cell>
          <table:table-cell office:value-type="string" calcext:value-type="string">
            <text:p>Postfach 7844</text:p>
          </table:table-cell>
          <table:table-cell/>
          <table:table-cell office:value-type="string" calcext:value-type="string">
            <text:p>Luzern 7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2];&quot;[^A-Za-z\s]\s*&quot;;&quot;&quot;;&quot;g&quot;);&quot;(\s|-)+&quot;;&quot;-&quot;;&quot;g&quot;));&quot;@example.ch&quot;)" office:value-type="string" office:string-value="sac-pilatus@example.ch" calcext:value-type="string">
            <text:p>sac-pilatus@example.ch</text:p>
          </table:table-cell>
          <table:table-cell table:formula="of:=COM.MICROSOFT.CONCAT(&quot;https://&quot;;LOWER(ORG.LIBREOFFICE.REGEX(ORG.LIBREOFFICE.REGEX([.F102];&quot;[^A-Za-z\s]\s*&quot;;&quot;&quot;;&quot;g&quot;);&quot;(\s|-)+&quot;;&quot;-&quot;;&quot;g&quot;));&quot;.ch&quot;)" office:value-type="string" office:string-value="https://sac-pilatus.ch" calcext:value-type="string">
            <text:p>https://sac-pilat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1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1 SAC Pilatus Surental</text:p>
          </table:table-cell>
          <table:table-cell office:value-type="string" calcext:value-type="string">
            <text:p>Nisiheim</text:p>
          </table:table-cell>
          <table:table-cell/>
          <table:table-cell office:value-type="string" calcext:value-type="string">
            <text:p>Oberkirch LU</text:p>
          </table:table-cell>
          <table:table-cell office:value-type="string" calcext:value-type="string">
            <text:p>6208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3];&quot;[^A-Za-z\s]\s*&quot;;&quot;&quot;;&quot;g&quot;);&quot;(\s|-)+&quot;;&quot;-&quot;;&quot;g&quot;));&quot;@example.ch&quot;)" office:value-type="string" office:string-value="sac-pilatus-surental@example.ch" calcext:value-type="string">
            <text:p>sac-pilatus-surental@example.ch</text:p>
          </table:table-cell>
          <table:table-cell table:formula="of:=COM.MICROSOFT.CONCAT(&quot;https://&quot;;LOWER(ORG.LIBREOFFICE.REGEX(ORG.LIBREOFFICE.REGEX([.F103];&quot;[^A-Za-z\s]\s*&quot;;&quot;&quot;;&quot;g&quot;);&quot;(\s|-)+&quot;;&quot;-&quot;;&quot;g&quot;));&quot;.ch&quot;)" office:value-type="string" office:string-value="https://sac-pilatus-surental.ch" calcext:value-type="string">
            <text:p>https://sac-pilatus-sur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2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2 SAC Pilatus Napf</text:p>
          </table:table-cell>
          <table:table-cell office:value-type="string" calcext:value-type="string">
            <text:p>Chirbelmatt 11</text:p>
          </table:table-cell>
          <table:table-cell/>
          <table:table-cell office:value-type="string" calcext:value-type="string">
            <text:p>Willisau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4];&quot;[^A-Za-z\s]\s*&quot;;&quot;&quot;;&quot;g&quot;);&quot;(\s|-)+&quot;;&quot;-&quot;;&quot;g&quot;));&quot;@example.ch&quot;)" office:value-type="string" office:string-value="sac-pilatus-napf@example.ch" calcext:value-type="string">
            <text:p>sac-pilatus-napf@example.ch</text:p>
          </table:table-cell>
          <table:table-cell table:formula="of:=COM.MICROSOFT.CONCAT(&quot;https://&quot;;LOWER(ORG.LIBREOFFICE.REGEX(ORG.LIBREOFFICE.REGEX([.F104];&quot;[^A-Za-z\s]\s*&quot;;&quot;&quot;;&quot;g&quot;);&quot;(\s|-)+&quot;;&quot;-&quot;;&quot;g&quot;));&quot;.ch&quot;)" office:value-type="string" office:string-value="https://sac-pilatus-napf.ch" calcext:value-type="string">
            <text:p>https://sac-pilatus-nap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3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3 SAC Pilatus Hochdorf</text:p>
          </table:table-cell>
          <table:table-cell office:value-type="string" calcext:value-type="string">
            <text:p>Peter-Halterweg 15</text:p>
          </table:table-cell>
          <table:table-cell/>
          <table:table-cell office:value-type="string" calcext:value-type="string">
            <text:p>Hochdorf</text:p>
          </table:table-cell>
          <table:table-cell office:value-type="string" calcext:value-type="string">
            <text:p>628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5];&quot;[^A-Za-z\s]\s*&quot;;&quot;&quot;;&quot;g&quot;);&quot;(\s|-)+&quot;;&quot;-&quot;;&quot;g&quot;));&quot;@example.ch&quot;)" office:value-type="string" office:string-value="sac-pilatus-hochdorf@example.ch" calcext:value-type="string">
            <text:p>sac-pilatus-hochdorf@example.ch</text:p>
          </table:table-cell>
          <table:table-cell table:formula="of:=COM.MICROSOFT.CONCAT(&quot;https://&quot;;LOWER(ORG.LIBREOFFICE.REGEX(ORG.LIBREOFFICE.REGEX([.F105];&quot;[^A-Za-z\s]\s*&quot;;&quot;&quot;;&quot;g&quot;);&quot;(\s|-)+&quot;;&quot;-&quot;;&quot;g&quot;));&quot;.ch&quot;)" office:value-type="string" office:string-value="https://sac-pilatus-hochdorf.ch" calcext:value-type="string">
            <text:p>https://sac-pilatus-hoch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4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4 SAC Pilatus Rigi</text:p>
          </table:table-cell>
          <table:table-cell office:value-type="string" calcext:value-type="string">
            <text:p>Chlösterlistrasse 57</text:p>
          </table:table-cell>
          <table:table-cell/>
          <table:table-cell office:value-type="string" calcext:value-type="string">
            <text:p>Küssnacht am Rigi</text:p>
          </table:table-cell>
          <table:table-cell office:value-type="string" calcext:value-type="string">
            <text:p>640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06];&quot;[^A-Za-z\s]\s*&quot;;&quot;&quot;;&quot;g&quot;);&quot;(\s|-)+&quot;;&quot;-&quot;;&quot;g&quot;));&quot;@example.ch&quot;)" office:value-type="string" office:string-value="sac-pilatus-rigi@example.ch" calcext:value-type="string">
            <text:p>sac-pilatus-rigi@example.ch</text:p>
          </table:table-cell>
          <table:table-cell table:formula="of:=COM.MICROSOFT.CONCAT(&quot;https://&quot;;LOWER(ORG.LIBREOFFICE.REGEX(ORG.LIBREOFFICE.REGEX([.F106];&quot;[^A-Za-z\s]\s*&quot;;&quot;&quot;;&quot;g&quot;);&quot;(\s|-)+&quot;;&quot;-&quot;;&quot;g&quot;));&quot;.ch&quot;)" office:value-type="string" office:string-value="https://sac-pilatus-rigi.ch" calcext:value-type="string">
            <text:p>https://sac-pilatus-rig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00 SAC Piz Lucendro</text:p>
          </table:table-cell>
          <table:table-cell office:value-type="string" calcext:value-type="string">
            <text:p>Sektion Piz Lucendro</text:p>
          </table:table-cell>
          <table:table-cell/>
          <table:table-cell office:value-type="string" calcext:value-type="string">
            <text:p>Andermatt</text:p>
          </table:table-cell>
          <table:table-cell office:value-type="string" calcext:value-type="string">
            <text:p>6490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107];&quot;[^A-Za-z\s]\s*&quot;;&quot;&quot;;&quot;g&quot;);&quot;(\s|-)+&quot;;&quot;-&quot;;&quot;g&quot;));&quot;@example.ch&quot;)" office:value-type="string" office:string-value="sac-piz-lucendro@example.ch" calcext:value-type="string">
            <text:p>sac-piz-lucendro@example.ch</text:p>
          </table:table-cell>
          <table:table-cell table:formula="of:=COM.MICROSOFT.CONCAT(&quot;https://&quot;;LOWER(ORG.LIBREOFFICE.REGEX(ORG.LIBREOFFICE.REGEX([.F107];&quot;[^A-Za-z\s]\s*&quot;;&quot;&quot;;&quot;g&quot;);&quot;(\s|-)+&quot;;&quot;-&quot;;&quot;g&quot;));&quot;.ch&quot;)" office:value-type="string" office:string-value="https://sac-piz-lucendro.ch" calcext:value-type="string">
            <text:p>https://sac-piz-lucendr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50 SAC Piz So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alenstadt</text:p>
          </table:table-cell>
          <table:table-cell office:value-type="string" calcext:value-type="string">
            <text:p>888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08];&quot;[^A-Za-z\s]\s*&quot;;&quot;&quot;;&quot;g&quot;);&quot;(\s|-)+&quot;;&quot;-&quot;;&quot;g&quot;));&quot;@example.ch&quot;)" office:value-type="string" office:string-value="sac-piz-sol@example.ch" calcext:value-type="string">
            <text:p>sac-piz-sol@example.ch</text:p>
          </table:table-cell>
          <table:table-cell table:formula="of:=COM.MICROSOFT.CONCAT(&quot;https://&quot;;LOWER(ORG.LIBREOFFICE.REGEX(ORG.LIBREOFFICE.REGEX([.F108];&quot;[^A-Za-z\s]\s*&quot;;&quot;&quot;;&quot;g&quot;);&quot;(\s|-)+&quot;;&quot;-&quot;;&quot;g&quot;));&quot;.ch&quot;)" office:value-type="string" office:string-value="https://sac-piz-sol.ch" calcext:value-type="string">
            <text:p>https://sac-piz-so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00 SAC Piz Terri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Ilanz</text:p>
          </table:table-cell>
          <table:table-cell office:value-type="string" calcext:value-type="string">
            <text:p>713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09];&quot;[^A-Za-z\s]\s*&quot;;&quot;&quot;;&quot;g&quot;);&quot;(\s|-)+&quot;;&quot;-&quot;;&quot;g&quot;));&quot;@example.ch&quot;)" office:value-type="string" office:string-value="sac-piz-terri@example.ch" calcext:value-type="string">
            <text:p>sac-piz-terri@example.ch</text:p>
          </table:table-cell>
          <table:table-cell table:formula="of:=COM.MICROSOFT.CONCAT(&quot;https://&quot;;LOWER(ORG.LIBREOFFICE.REGEX(ORG.LIBREOFFICE.REGEX([.F109];&quot;[^A-Za-z\s]\s*&quot;;&quot;&quot;;&quot;g&quot;);&quot;(\s|-)+&quot;;&quot;-&quot;;&quot;g&quot;));&quot;.ch&quot;)" office:value-type="string" office:string-value="https://sac-piz-terri.ch" calcext:value-type="string">
            <text:p>https://sac-piz-terr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50 SAC Prätti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losters</text:p>
          </table:table-cell>
          <table:table-cell office:value-type="string" calcext:value-type="string">
            <text:p>72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0];&quot;[^A-Za-z\s]\s*&quot;;&quot;&quot;;&quot;g&quot;);&quot;(\s|-)+&quot;;&quot;-&quot;;&quot;g&quot;));&quot;@example.ch&quot;)" office:value-type="string" office:string-value="sac-prttigau@example.ch" calcext:value-type="string">
            <text:p>sac-prttigau@example.ch</text:p>
          </table:table-cell>
          <table:table-cell table:formula="of:=COM.MICROSOFT.CONCAT(&quot;https://&quot;;LOWER(ORG.LIBREOFFICE.REGEX(ORG.LIBREOFFICE.REGEX([.F110];&quot;[^A-Za-z\s]\s*&quot;;&quot;&quot;;&quot;g&quot;);&quot;(\s|-)+&quot;;&quot;-&quot;;&quot;g&quot;));&quot;.ch&quot;)" office:value-type="string" office:string-value="https://sac-prttigau.ch" calcext:value-type="string">
            <text:p>https://sac-prtti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1</text:p>
          </table:table-cell>
          <table:table-cell table:style-name="ce1" office:value-type="string" calcext:value-type="string">
            <text:p>000044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51 SAC Prättigau Baslerkam.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11];&quot;[^A-Za-z\s]\s*&quot;;&quot;&quot;;&quot;g&quot;);&quot;(\s|-)+&quot;;&quot;-&quot;;&quot;g&quot;));&quot;@example.ch&quot;)" office:value-type="string" office:string-value="sac-prttigau-baslerkam@example.ch" calcext:value-type="string">
            <text:p>sac-prttigau-baslerkam@example.ch</text:p>
          </table:table-cell>
          <table:table-cell table:formula="of:=COM.MICROSOFT.CONCAT(&quot;https://&quot;;LOWER(ORG.LIBREOFFICE.REGEX(ORG.LIBREOFFICE.REGEX([.F111];&quot;[^A-Za-z\s]\s*&quot;;&quot;&quot;;&quot;g&quot;);&quot;(\s|-)+&quot;;&quot;-&quot;;&quot;g&quot;));&quot;.ch&quot;)" office:value-type="string" office:string-value="https://sac-prttigau-baslerkam.ch" calcext:value-type="string">
            <text:p>https://sac-prttigau-baslerkam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5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00 CAS Prévôt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alleray-Bévilard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12];&quot;[^A-Za-z\s]\s*&quot;;&quot;&quot;;&quot;g&quot;);&quot;(\s|-)+&quot;;&quot;-&quot;;&quot;g&quot;));&quot;@example.ch&quot;)" office:value-type="string" office:string-value="cas-prvtoise@example.ch" calcext:value-type="string">
            <text:p>cas-prvtoise@example.ch</text:p>
          </table:table-cell>
          <table:table-cell table:formula="of:=COM.MICROSOFT.CONCAT(&quot;https://&quot;;LOWER(ORG.LIBREOFFICE.REGEX(ORG.LIBREOFFICE.REGEX([.F112];&quot;[^A-Za-z\s]\s*&quot;;&quot;&quot;;&quot;g&quot;);&quot;(\s|-)+&quot;;&quot;-&quot;;&quot;g&quot;));&quot;.ch&quot;)" office:value-type="string" office:string-value="https://cas-prvtoise.ch" calcext:value-type="string">
            <text:p>https://cas-prvt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530 CAS Raimeux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113];&quot;[^A-Za-z\s]\s*&quot;;&quot;&quot;;&quot;g&quot;);&quot;(\s|-)+&quot;;&quot;-&quot;;&quot;g&quot;));&quot;@example.ch&quot;)" office:value-type="string" office:string-value="cas-raimeux@example.ch" calcext:value-type="string">
            <text:p>cas-raimeux@example.ch</text:p>
          </table:table-cell>
          <table:table-cell table:formula="of:=COM.MICROSOFT.CONCAT(&quot;https://&quot;;LOWER(ORG.LIBREOFFICE.REGEX(ORG.LIBREOFFICE.REGEX([.F113];&quot;[^A-Za-z\s]\s*&quot;;&quot;&quot;;&quot;g&quot;);&quot;(\s|-)+&quot;;&quot;-&quot;;&quot;g&quot;));&quot;.ch&quot;)" office:value-type="string" office:string-value="https://cas-raimeux.ch" calcext:value-type="string">
            <text:p>https://cas-raime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table:number-columns-repeated="3" office:value-type="string" calcext:value-type="string">
            <text:p>23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50 SAC Randen</text:p>
          </table:table-cell>
          <table:table-cell office:value-type="string" calcext:value-type="string">
            <text:p>SAC Sektion Randen</text:p>
          </table:table-cell>
          <table:table-cell/>
          <table:table-cell office:value-type="string" calcext:value-type="string">
            <text:p>Schaffhausen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SH</text:p>
          </table:table-cell>
          <table:table-cell/>
          <table:table-cell table:formula="of:=COM.MICROSOFT.CONCAT(LOWER(ORG.LIBREOFFICE.REGEX(ORG.LIBREOFFICE.REGEX([.F114];&quot;[^A-Za-z\s]\s*&quot;;&quot;&quot;;&quot;g&quot;);&quot;(\s|-)+&quot;;&quot;-&quot;;&quot;g&quot;));&quot;@example.ch&quot;)" office:value-type="string" office:string-value="sac-randen@example.ch" calcext:value-type="string">
            <text:p>sac-randen@example.ch</text:p>
          </table:table-cell>
          <table:table-cell table:formula="of:=COM.MICROSOFT.CONCAT(&quot;https://&quot;;LOWER(ORG.LIBREOFFICE.REGEX(ORG.LIBREOFFICE.REGEX([.F114];&quot;[^A-Za-z\s]\s*&quot;;&quot;&quot;;&quot;g&quot;);&quot;(\s|-)+&quot;;&quot;-&quot;;&quot;g&quot;));&quot;.ch&quot;)" office:value-type="string" office:string-value="https://sac-randen.ch" calcext:value-type="string">
            <text:p>https://sac-rand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00 SAC Rät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Chu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5];&quot;[^A-Za-z\s]\s*&quot;;&quot;&quot;;&quot;g&quot;);&quot;(\s|-)+&quot;;&quot;-&quot;;&quot;g&quot;));&quot;@example.ch&quot;)" office:value-type="string" office:string-value="sac-rtia@example.ch" calcext:value-type="string">
            <text:p>sac-rtia@example.ch</text:p>
          </table:table-cell>
          <table:table-cell table:formula="of:=COM.MICROSOFT.CONCAT(&quot;https://&quot;;LOWER(ORG.LIBREOFFICE.REGEX(ORG.LIBREOFFICE.REGEX([.F115];&quot;[^A-Za-z\s]\s*&quot;;&quot;&quot;;&quot;g&quot;);&quot;(\s|-)+&quot;;&quot;-&quot;;&quot;g&quot;));&quot;.ch&quot;)" office:value-type="string" office:string-value="https://sac-rtia.ch" calcext:value-type="string">
            <text:p>https://sac-rt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27.5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50 SAC Rhein</text:p>
          </table:table-cell>
          <table:table-cell office:value-type="string" calcext:value-type="string">
            <text:p>Staatsstrasse 107a</text:p>
          </table:table-cell>
          <table:table-cell/>
          <table:table-cell office:value-type="string" calcext:value-type="string">
            <text:p>Oberriet SG</text:p>
          </table:table-cell>
          <table:table-cell office:value-type="string" calcext:value-type="string">
            <text:p>9463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6];&quot;[^A-Za-z\s]\s*&quot;;&quot;&quot;;&quot;g&quot;);&quot;(\s|-)+&quot;;&quot;-&quot;;&quot;g&quot;));&quot;@example.ch&quot;)" office:value-type="string" office:string-value="sac-rhein@example.ch" calcext:value-type="string">
            <text:p>sac-rhein@example.ch</text:p>
          </table:table-cell>
          <table:table-cell table:formula="of:=COM.MICROSOFT.CONCAT(&quot;https://&quot;;LOWER(ORG.LIBREOFFICE.REGEX(ORG.LIBREOFFICE.REGEX([.F116];&quot;[^A-Za-z\s]\s*&quot;;&quot;&quot;;&quot;g&quot;);&quot;(\s|-)+&quot;;&quot;-&quot;;&quot;g&quot;));&quot;.ch&quot;)" office:value-type="string" office:string-value="https://sac-rhein.ch" calcext:value-type="string">
            <text:p>https://sac-rh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80 SAC Rinsberg</text:p>
          </table:table-cell>
          <table:table-cell office:value-type="string" calcext:value-type="string">
            <text:p>Schweizerischer Alpen Club</text:p>
          </table:table-cell>
          <table:table-cell/>
          <table:table-cell office:value-type="string" calcext:value-type="string">
            <text:p>Bülach</text:p>
          </table:table-cell>
          <table:table-cell office:value-type="string" calcext:value-type="string">
            <text:p>818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17];&quot;[^A-Za-z\s]\s*&quot;;&quot;&quot;;&quot;g&quot;);&quot;(\s|-)+&quot;;&quot;-&quot;;&quot;g&quot;));&quot;@example.ch&quot;)" office:value-type="string" office:string-value="sac-rinsberg@example.ch" calcext:value-type="string">
            <text:p>sac-rinsberg@example.ch</text:p>
          </table:table-cell>
          <table:table-cell table:formula="of:=COM.MICROSOFT.CONCAT(&quot;https://&quot;;LOWER(ORG.LIBREOFFICE.REGEX(ORG.LIBREOFFICE.REGEX([.F117];&quot;[^A-Za-z\s]\s*&quot;;&quot;&quot;;&quot;g&quot;);&quot;(\s|-)+&quot;;&quot;-&quot;;&quot;g&quot;));&quot;.ch&quot;)" office:value-type="string" office:string-value="https://sac-rinsberg.ch" calcext:value-type="string">
            <text:p>https://sac-rin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06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00 SAC Rorsch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orschach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8];&quot;[^A-Za-z\s]\s*&quot;;&quot;&quot;;&quot;g&quot;);&quot;(\s|-)+&quot;;&quot;-&quot;;&quot;g&quot;));&quot;@example.ch&quot;)" office:value-type="string" office:string-value="sac-rorschach@example.ch" calcext:value-type="string">
            <text:p>sac-rorschach@example.ch</text:p>
          </table:table-cell>
          <table:table-cell table:formula="of:=COM.MICROSOFT.CONCAT(&quot;https://&quot;;LOWER(ORG.LIBREOFFICE.REGEX(ORG.LIBREOFFICE.REGEX([.F118];&quot;[^A-Za-z\s]\s*&quot;;&quot;&quot;;&quot;g&quot;);&quot;(\s|-)+&quot;;&quot;-&quot;;&quot;g&quot;));&quot;.ch&quot;)" office:value-type="string" office:string-value="https://sac-rorschach.ch" calcext:value-type="string">
            <text:p>https://sac-rorscha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50 SAC Rossberg</text:p>
          </table:table-cell>
          <table:table-cell office:value-type="string" calcext:value-type="string">
            <text:p>SAC Rossberg</text:p>
          </table:table-cell>
          <table:table-cell/>
          <table:table-cell office:value-type="string" calcext:value-type="string">
            <text:p>Zug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ZG</text:p>
          </table:table-cell>
          <table:table-cell/>
          <table:table-cell table:formula="of:=COM.MICROSOFT.CONCAT(LOWER(ORG.LIBREOFFICE.REGEX(ORG.LIBREOFFICE.REGEX([.F119];&quot;[^A-Za-z\s]\s*&quot;;&quot;&quot;;&quot;g&quot;);&quot;(\s|-)+&quot;;&quot;-&quot;;&quot;g&quot;));&quot;@example.ch&quot;)" office:value-type="string" office:string-value="sac-rossberg@example.ch" calcext:value-type="string">
            <text:p>sac-rossberg@example.ch</text:p>
          </table:table-cell>
          <table:table-cell table:formula="of:=COM.MICROSOFT.CONCAT(&quot;https://&quot;;LOWER(ORG.LIBREOFFICE.REGEX(ORG.LIBREOFFICE.REGEX([.F119];&quot;[^A-Za-z\s]\s*&quot;;&quot;&quot;;&quot;g&quot;);&quot;(\s|-)+&quot;;&quot;-&quot;;&quot;g&quot;));&quot;.ch&quot;)" office:value-type="string" office:string-value="https://sac-rossberg.ch" calcext:value-type="string">
            <text:p>https://sac-ros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9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80 SAC Saas</text:p>
          </table:table-cell>
          <table:table-cell office:value-type="string" calcext:value-type="string">
            <text:p>Bodmenstrasse 39</text:p>
          </table:table-cell>
          <table:table-cell/>
          <table:table-cell office:value-type="string" calcext:value-type="string">
            <text:p>Saas-Grund</text:p>
          </table:table-cell>
          <table:table-cell office:value-type="string" calcext:value-type="string">
            <text:p>391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20];&quot;[^A-Za-z\s]\s*&quot;;&quot;&quot;;&quot;g&quot;);&quot;(\s|-)+&quot;;&quot;-&quot;;&quot;g&quot;));&quot;@example.ch&quot;)" office:value-type="string" office:string-value="sac-saas@example.ch" calcext:value-type="string">
            <text:p>sac-saas@example.ch</text:p>
          </table:table-cell>
          <table:table-cell table:formula="of:=COM.MICROSOFT.CONCAT(&quot;https://&quot;;LOWER(ORG.LIBREOFFICE.REGEX(ORG.LIBREOFFICE.REGEX([.F120];&quot;[^A-Za-z\s]\s*&quot;;&quot;&quot;;&quot;g&quot;);&quot;(\s|-)+&quot;;&quot;-&quot;;&quot;g&quot;));&quot;.ch&quot;)" office:value-type="string" office:string-value="https://sac-saas.ch" calcext:value-type="string">
            <text:p>https://sac-saa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51.0000000000000000000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00 SAC Sänt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risau</text:p>
          </table:table-cell>
          <table:table-cell office:value-type="string" calcext:value-type="string">
            <text:p>9100</text:p>
          </table:table-cell>
          <table:table-cell office:value-type="string" calcext:value-type="string">
            <text:p>AR</text:p>
          </table:table-cell>
          <table:table-cell/>
          <table:table-cell table:formula="of:=COM.MICROSOFT.CONCAT(LOWER(ORG.LIBREOFFICE.REGEX(ORG.LIBREOFFICE.REGEX([.F121];&quot;[^A-Za-z\s]\s*&quot;;&quot;&quot;;&quot;g&quot;);&quot;(\s|-)+&quot;;&quot;-&quot;;&quot;g&quot;));&quot;@example.ch&quot;)" office:value-type="string" office:string-value="sac-sntis@example.ch" calcext:value-type="string">
            <text:p>sac-sntis@example.ch</text:p>
          </table:table-cell>
          <table:table-cell table:formula="of:=COM.MICROSOFT.CONCAT(&quot;https://&quot;;LOWER(ORG.LIBREOFFICE.REGEX(ORG.LIBREOFFICE.REGEX([.F121];&quot;[^A-Za-z\s]\s*&quot;;&quot;&quot;;&quot;g&quot;);&quot;(\s|-)+&quot;;&quot;-&quot;;&quot;g&quot;));&quot;.ch&quot;)" office:value-type="string" office:string-value="https://sac-sntis.ch" calcext:value-type="string">
            <text:p>https://sac-snt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50 SAC See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2];&quot;[^A-Za-z\s]\s*&quot;;&quot;&quot;;&quot;g&quot;);&quot;(\s|-)+&quot;;&quot;-&quot;;&quot;g&quot;));&quot;@example.ch&quot;)" office:value-type="string" office:string-value="sac-seeland@example.ch" calcext:value-type="string">
            <text:p>sac-seeland@example.ch</text:p>
          </table:table-cell>
          <table:table-cell table:formula="of:=COM.MICROSOFT.CONCAT(&quot;https://&quot;;LOWER(ORG.LIBREOFFICE.REGEX(ORG.LIBREOFFICE.REGEX([.F122];&quot;[^A-Za-z\s]\s*&quot;;&quot;&quot;;&quot;g&quot;);&quot;(\s|-)+&quot;;&quot;-&quot;;&quot;g&quot;));&quot;.ch&quot;)" office:value-type="string" office:string-value="https://sac-seeland.ch" calcext:value-type="string">
            <text:p>https://sac-see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1</text:p>
          </table:table-cell>
          <table:table-cell table:style-name="ce1" office:value-type="string" calcext:value-type="string">
            <text:p>000048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51 SAC Seeland Erl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3];&quot;[^A-Za-z\s]\s*&quot;;&quot;&quot;;&quot;g&quot;);&quot;(\s|-)+&quot;;&quot;-&quot;;&quot;g&quot;));&quot;@example.ch&quot;)" office:value-type="string" office:string-value="sac-seeland-erlach@example.ch" calcext:value-type="string">
            <text:p>sac-seeland-erlach@example.ch</text:p>
          </table:table-cell>
          <table:table-cell table:formula="of:=COM.MICROSOFT.CONCAT(&quot;https://&quot;;LOWER(ORG.LIBREOFFICE.REGEX(ORG.LIBREOFFICE.REGEX([.F123];&quot;[^A-Za-z\s]\s*&quot;;&quot;&quot;;&quot;g&quot;);&quot;(\s|-)+&quot;;&quot;-&quot;;&quot;g&quot;));&quot;.ch&quot;)" office:value-type="string" office:string-value="https://sac-seeland-erlach.ch" calcext:value-type="string">
            <text:p>https://sac-seeland-erl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00 CAS Sommartel</text:p>
          </table:table-cell>
          <table:table-cell office:value-type="string" calcext:value-type="string">
            <text:p>Case postale 745</text:p>
          </table:table-cell>
          <table:table-cell/>
          <table:table-cell office:value-type="string" calcext:value-type="string">
            <text:p>Le Locle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124];&quot;[^A-Za-z\s]\s*&quot;;&quot;&quot;;&quot;g&quot;);&quot;(\s|-)+&quot;;&quot;-&quot;;&quot;g&quot;));&quot;.ch&quot;)" office:value-type="string" office:string-value="https://cas-sommartel.ch" calcext:value-type="string">
            <text:p>https://cas-sommar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2" office:value-type="string" calcext:value-type="string">
            <text:p>6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50 SAC St. Gall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. Gallen 1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25];&quot;[^A-Za-z\s]\s*&quot;;&quot;&quot;;&quot;g&quot;);&quot;(\s|-)+&quot;;&quot;-&quot;;&quot;g&quot;));&quot;@example.ch&quot;)" office:value-type="string" office:string-value="sac-stgallen@example.ch" calcext:value-type="string">
            <text:p>sac-stgallen@example.ch</text:p>
          </table:table-cell>
          <table:table-cell table:formula="of:=COM.MICROSOFT.CONCAT(&quot;https://&quot;;LOWER(ORG.LIBREOFFICE.REGEX(ORG.LIBREOFFICE.REGEX([.F125];&quot;[^A-Za-z\s]\s*&quot;;&quot;&quot;;&quot;g&quot;);&quot;(\s|-)+&quot;;&quot;-&quot;;&quot;g&quot;));&quot;.ch&quot;)" office:value-type="string" office:string-value="https://sac-stgallen.ch" calcext:value-type="string">
            <text:p>https://sac-stgall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00 SAC Stock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effisburg 1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6];&quot;[^A-Za-z\s]\s*&quot;;&quot;&quot;;&quot;g&quot;);&quot;(\s|-)+&quot;;&quot;-&quot;;&quot;g&quot;));&quot;@example.ch&quot;)" office:value-type="string" office:string-value="sac-stockhorn@example.ch" calcext:value-type="string">
            <text:p>sac-stockhorn@example.ch</text:p>
          </table:table-cell>
          <table:table-cell table:formula="of:=COM.MICROSOFT.CONCAT(&quot;https://&quot;;LOWER(ORG.LIBREOFFICE.REGEX(ORG.LIBREOFFICE.REGEX([.F126];&quot;[^A-Za-z\s]\s*&quot;;&quot;&quot;;&quot;g&quot;);&quot;(\s|-)+&quot;;&quot;-&quot;;&quot;g&quot;));&quot;.ch&quot;)" office:value-type="string" office:string-value="https://sac-stockhorn.ch" calcext:value-type="string">
            <text:p>https://sac-stockhor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50 SAC Thurgau</text:p>
          </table:table-cell>
          <table:table-cell office:value-type="string" calcext:value-type="string">
            <text:p>Niederwil 6</text:p>
          </table:table-cell>
          <table:table-cell/>
          <table:table-cell office:value-type="string" calcext:value-type="string">
            <text:p>Frauenfeld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127];&quot;[^A-Za-z\s]\s*&quot;;&quot;&quot;;&quot;g&quot;);&quot;(\s|-)+&quot;;&quot;-&quot;;&quot;g&quot;));&quot;@example.ch&quot;)" office:value-type="string" office:string-value="sac-thurgau@example.ch" calcext:value-type="string">
            <text:p>sac-thurgau@example.ch</text:p>
          </table:table-cell>
          <table:table-cell table:formula="of:=COM.MICROSOFT.CONCAT(&quot;https://&quot;;LOWER(ORG.LIBREOFFICE.REGEX(ORG.LIBREOFFICE.REGEX([.F127];&quot;[^A-Za-z\s]\s*&quot;;&quot;&quot;;&quot;g&quot;);&quot;(\s|-)+&quot;;&quot;-&quot;;&quot;g&quot;));&quot;.ch&quot;)" office:value-type="string" office:string-value="https://sac-thurgau.ch" calcext:value-type="string">
            <text:p>https://sac-thu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1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00 CAS Ticino</text:p>
          </table:table-cell>
          <table:table-cell office:value-type="string" calcext:value-type="string">
            <text:p>C.P. 4612</text:p>
          </table:table-cell>
          <table:table-cell/>
          <table:table-cell office:value-type="string" calcext:value-type="string">
            <text:p>Lugano 4 Molino</text:p>
          </table:table-cell>
          <table:table-cell office:value-type="string" calcext:value-type="string">
            <text:p>6904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128];&quot;[^A-Za-z\s]\s*&quot;;&quot;&quot;;&quot;g&quot;);&quot;(\s|-)+&quot;;&quot;-&quot;;&quot;g&quot;));&quot;@example.ch&quot;)" office:value-type="string" office:string-value="cas-ticino@example.ch" calcext:value-type="string">
            <text:p>cas-ticino@example.ch</text:p>
          </table:table-cell>
          <table:table-cell table:formula="of:=COM.MICROSOFT.CONCAT(&quot;https://&quot;;LOWER(ORG.LIBREOFFICE.REGEX(ORG.LIBREOFFICE.REGEX([.F128];&quot;[^A-Za-z\s]\s*&quot;;&quot;&quot;;&quot;g&quot;);&quot;(\s|-)+&quot;;&quot;-&quot;;&quot;g&quot;));&quot;.ch&quot;)" office:value-type="string" office:string-value="https://cas-ticino.ch" calcext:value-type="string">
            <text:p>https://cas-tici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50 SAC Titlis</text:p>
          </table:table-cell>
          <table:table-cell office:value-type="string" calcext:value-type="string">
            <text:p>Postfach 989</text:p>
          </table:table-cell>
          <table:table-cell/>
          <table:table-cell office:value-type="string" calcext:value-type="string">
            <text:p>Stans</text:p>
          </table:table-cell>
          <table:table-cell office:value-type="string" calcext:value-type="string">
            <text:p>6370</text:p>
          </table:table-cell>
          <table:table-cell office:value-type="string" calcext:value-type="string">
            <text:p>NW</text:p>
          </table:table-cell>
          <table:table-cell/>
          <table:table-cell table:formula="of:=COM.MICROSOFT.CONCAT(LOWER(ORG.LIBREOFFICE.REGEX(ORG.LIBREOFFICE.REGEX([.F129];&quot;[^A-Za-z\s]\s*&quot;;&quot;&quot;;&quot;g&quot;);&quot;(\s|-)+&quot;;&quot;-&quot;;&quot;g&quot;));&quot;@example.ch&quot;)" office:value-type="string" office:string-value="sac-titlis@example.ch" calcext:value-type="string">
            <text:p>sac-titlis@example.ch</text:p>
          </table:table-cell>
          <table:table-cell table:formula="of:=COM.MICROSOFT.CONCAT(&quot;https://&quot;;LOWER(ORG.LIBREOFFICE.REGEX(ORG.LIBREOFFICE.REGEX([.F129];&quot;[^A-Za-z\s]\s*&quot;;&quot;&quot;;&quot;g&quot;);&quot;(\s|-)+&quot;;&quot;-&quot;;&quot;g&quot;));&quot;.ch&quot;)" office:value-type="string" office:string-value="https://sac-titlis.ch" calcext:value-type="string">
            <text:p>https://sac-titl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00 SAC Tödi</text:p>
          </table:table-cell>
          <table:table-cell office:value-type="string" calcext:value-type="string">
            <text:p>Postfach 701</text:p>
          </table:table-cell>
          <table:table-cell/>
          <table:table-cell office:value-type="string" calcext:value-type="string">
            <text:p>Glarus</text:p>
          </table:table-cell>
          <table:table-cell office:value-type="string" calcext:value-type="string">
            <text:p>8750</text:p>
          </table:table-cell>
          <table:table-cell office:value-type="string" calcext:value-type="string">
            <text:p>GL</text:p>
          </table:table-cell>
          <table:table-cell/>
          <table:table-cell table:formula="of:=COM.MICROSOFT.CONCAT(LOWER(ORG.LIBREOFFICE.REGEX(ORG.LIBREOFFICE.REGEX([.F130];&quot;[^A-Za-z\s]\s*&quot;;&quot;&quot;;&quot;g&quot;);&quot;(\s|-)+&quot;;&quot;-&quot;;&quot;g&quot;));&quot;@example.ch&quot;)" office:value-type="string" office:string-value="sac-tdi@example.ch" calcext:value-type="string">
            <text:p>sac-tdi@example.ch</text:p>
          </table:table-cell>
          <table:table-cell table:formula="of:=COM.MICROSOFT.CONCAT(&quot;https://&quot;;LOWER(ORG.LIBREOFFICE.REGEX(ORG.LIBREOFFICE.REGEX([.F130];&quot;[^A-Za-z\s]\s*&quot;;&quot;&quot;;&quot;g&quot;);&quot;(\s|-)+&quot;;&quot;-&quot;;&quot;g&quot;));&quot;.ch&quot;)" office:value-type="string" office:string-value="https://sac-tdi.ch" calcext:value-type="string">
            <text:p>https://sac-td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50 SAC Toggenbu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ogelsberg</text:p>
          </table:table-cell>
          <table:table-cell office:value-type="string" calcext:value-type="string">
            <text:p>9122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1];&quot;[^A-Za-z\s]\s*&quot;;&quot;&quot;;&quot;g&quot;);&quot;(\s|-)+&quot;;&quot;-&quot;;&quot;g&quot;));&quot;@example.ch&quot;)" office:value-type="string" office:string-value="sac-toggenburg@example.ch" calcext:value-type="string">
            <text:p>sac-toggenburg@example.ch</text:p>
          </table:table-cell>
          <table:table-cell table:formula="of:=COM.MICROSOFT.CONCAT(&quot;https://&quot;;LOWER(ORG.LIBREOFFICE.REGEX(ORG.LIBREOFFICE.REGEX([.F131];&quot;[^A-Za-z\s]\s*&quot;;&quot;&quot;;&quot;g&quot;);&quot;(\s|-)+&quot;;&quot;-&quot;;&quot;g&quot;));&quot;.ch&quot;)" office:value-type="string" office:string-value="https://sac-toggenburg.ch" calcext:value-type="string">
            <text:p>https://sac-toggenbu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2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00 SAC Uto</text:p>
          </table:table-cell>
          <table:table-cell office:value-type="string" calcext:value-type="string">
            <text:p>Stampfenbachstrasse 57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6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079 999 99 99</text:p>
          </table:table-cell>
          <table:table-cell table:formula="of:=COM.MICROSOFT.CONCAT(LOWER(ORG.LIBREOFFICE.REGEX(ORG.LIBREOFFICE.REGEX([.F132];&quot;[^A-Za-z\s]\s*&quot;;&quot;&quot;;&quot;g&quot;);&quot;(\s|-)+&quot;;&quot;-&quot;;&quot;g&quot;));&quot;@example.ch&quot;)" office:value-type="string" office:string-value="sac-uto@example.ch" calcext:value-type="string">
            <text:p>sac-uto@example.ch</text:p>
          </table:table-cell>
          <table:table-cell table:formula="of:=COM.MICROSOFT.CONCAT(&quot;https://&quot;;LOWER(ORG.LIBREOFFICE.REGEX(ORG.LIBREOFFICE.REGEX([.F132];&quot;[^A-Za-z\s]\s*&quot;;&quot;&quot;;&quot;g&quot;);&quot;(\s|-)+&quot;;&quot;-&quot;;&quot;g&quot;));&quot;.ch&quot;)" office:value-type="string" office:string-value="https://sac-uto.ch" calcext:value-type="string">
            <text:p>https://sac-ut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50 SAC Uzwil</text:p>
          </table:table-cell>
          <table:table-cell office:value-type="string" calcext:value-type="string">
            <text:p>Lochweidstrasse 35</text:p>
          </table:table-cell>
          <table:table-cell/>
          <table:table-cell office:value-type="string" calcext:value-type="string">
            <text:p>Henau</text:p>
          </table:table-cell>
          <table:table-cell office:value-type="string" calcext:value-type="string">
            <text:p>9247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3];&quot;[^A-Za-z\s]\s*&quot;;&quot;&quot;;&quot;g&quot;);&quot;(\s|-)+&quot;;&quot;-&quot;;&quot;g&quot;));&quot;@example.ch&quot;)" office:value-type="string" office:string-value="sac-uzwil@example.ch" calcext:value-type="string">
            <text:p>sac-uzwil@example.ch</text:p>
          </table:table-cell>
          <table:table-cell table:formula="of:=COM.MICROSOFT.CONCAT(&quot;https://&quot;;LOWER(ORG.LIBREOFFICE.REGEX(ORG.LIBREOFFICE.REGEX([.F133];&quot;[^A-Za-z\s]\s*&quot;;&quot;&quot;;&quot;g&quot;);&quot;(\s|-)+&quot;;&quot;-&quot;;&quot;g&quot;));&quot;.ch&quot;)" office:value-type="string" office:string-value="https://sac-uzwil.ch" calcext:value-type="string">
            <text:p>https://sac-uz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9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00 CAS Val-De-Joux</text:p>
          </table:table-cell>
          <table:table-cell office:value-type="string" calcext:value-type="string">
            <text:p>Chemin de la Roche du Ciel 10</text:p>
          </table:table-cell>
          <table:table-cell/>
          <table:table-cell office:value-type="string" calcext:value-type="string">
            <text:p>St-George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34];&quot;[^A-Za-z\s]\s*&quot;;&quot;&quot;;&quot;g&quot;);&quot;(\s|-)+&quot;;&quot;-&quot;;&quot;g&quot;));&quot;@example.ch&quot;)" office:value-type="string" office:string-value="cas-valdejoux@example.ch" calcext:value-type="string">
            <text:p>cas-valdejoux@example.ch</text:p>
          </table:table-cell>
          <table:table-cell table:formula="of:=COM.MICROSOFT.CONCAT(&quot;https://&quot;;LOWER(ORG.LIBREOFFICE.REGEX(ORG.LIBREOFFICE.REGEX([.F134];&quot;[^A-Za-z\s]\s*&quot;;&quot;&quot;;&quot;g&quot;);&quot;(\s|-)+&quot;;&quot;-&quot;;&quot;g&quot;));&quot;.ch&quot;)" office:value-type="string" office:string-value="https://cas-valdejoux.ch" calcext:value-type="string">
            <text:p>https://cas-valdejo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1</text:p>
          </table:table-cell>
          <table:table-cell table:style-name="ce1" office:value-type="string" calcext:value-type="string">
            <text:p>000054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01 CAS Val-De-Joux dames</text:p>
          </table:table-cell>
          <table:table-cell office:value-type="string" calcext:value-type="string">
            <text:p>Grands Prés A</text:p>
          </table:table-cell>
          <table:table-cell/>
          <table:table-cell office:value-type="string" calcext:value-type="string">
            <text:p>Oron-la-Ville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VD</text:p>
          </table:table-cell>
          <table:table-cell table:number-columns-repeated="2"/>
          <table:table-cell table:formula="of:=COM.MICROSOFT.CONCAT(&quot;https://&quot;;LOWER(ORG.LIBREOFFICE.REGEX(ORG.LIBREOFFICE.REGEX([.F135];&quot;[^A-Za-z\s]\s*&quot;;&quot;&quot;;&quot;g&quot;);&quot;(\s|-)+&quot;;&quot;-&quot;;&quot;g&quot;));&quot;.ch&quot;)" office:value-type="string" office:string-value="https://cas-valdejoux-dames.ch" calcext:value-type="string">
            <text:p>https://cas-valdejoux-dame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50 SAC Weiss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olothurn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136];&quot;[^A-Za-z\s]\s*&quot;;&quot;&quot;;&quot;g&quot;);&quot;(\s|-)+&quot;;&quot;-&quot;;&quot;g&quot;));&quot;@example.ch&quot;)" office:value-type="string" office:string-value="sac-weissenstein@example.ch" calcext:value-type="string">
            <text:p>sac-weissenstein@example.ch</text:p>
          </table:table-cell>
          <table:table-cell table:formula="of:=COM.MICROSOFT.CONCAT(&quot;https://&quot;;LOWER(ORG.LIBREOFFICE.REGEX(ORG.LIBREOFFICE.REGEX([.F136];&quot;[^A-Za-z\s]\s*&quot;;&quot;&quot;;&quot;g&quot;);&quot;(\s|-)+&quot;;&quot;-&quot;;&quot;g&quot;));&quot;.ch&quot;)" office:value-type="string" office:string-value="https://sac-weissenstein.ch" calcext:value-type="string">
            <text:p>https://sac-weiss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00 SAC Wildhorn</text:p>
          </table:table-cell>
          <table:table-cell office:value-type="string" calcext:value-type="string">
            <text:p>Sektion Wildhorn</text:p>
          </table:table-cell>
          <table:table-cell/>
          <table:table-cell office:value-type="string" calcext:value-type="string">
            <text:p>Zweisimmen</text:p>
          </table:table-cell>
          <table:table-cell office:value-type="string" calcext:value-type="string">
            <text:p>377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7];&quot;[^A-Za-z\s]\s*&quot;;&quot;&quot;;&quot;g&quot;);&quot;(\s|-)+&quot;;&quot;-&quot;;&quot;g&quot;));&quot;@example.ch&quot;)" office:value-type="string" office:string-value="sac-wildhorn@example.ch" calcext:value-type="string">
            <text:p>sac-wildhorn@example.ch</text:p>
          </table:table-cell>
          <table:table-cell table:formula="of:=COM.MICROSOFT.CONCAT(&quot;https://&quot;;LOWER(ORG.LIBREOFFICE.REGEX(ORG.LIBREOFFICE.REGEX([.F137];&quot;[^A-Za-z\s]\s*&quot;;&quot;&quot;;&quot;g&quot;);&quot;(\s|-)+&quot;;&quot;-&quot;;&quot;g&quot;));&quot;.ch&quot;)" office:value-type="string" office:string-value="https://sac-wildhorn.ch" calcext:value-type="string">
            <text:p>https://sac-wild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50 SAC Wildstrub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delboden</text:p>
          </table:table-cell>
          <table:table-cell office:value-type="string" calcext:value-type="string">
            <text:p>37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8];&quot;[^A-Za-z\s]\s*&quot;;&quot;&quot;;&quot;g&quot;);&quot;(\s|-)+&quot;;&quot;-&quot;;&quot;g&quot;));&quot;@example.ch&quot;)" office:value-type="string" office:string-value="sac-wildstrubel@example.ch" calcext:value-type="string">
            <text:p>sac-wildstrubel@example.ch</text:p>
          </table:table-cell>
          <table:table-cell table:formula="of:=COM.MICROSOFT.CONCAT(&quot;https://&quot;;LOWER(ORG.LIBREOFFICE.REGEX(ORG.LIBREOFFICE.REGEX([.F138];&quot;[^A-Za-z\s]\s*&quot;;&quot;&quot;;&quot;g&quot;);&quot;(\s|-)+&quot;;&quot;-&quot;;&quot;g&quot;));&quot;.ch&quot;)" office:value-type="string" office:string-value="https://sac-wildstrubel.ch" calcext:value-type="string">
            <text:p>https://sac-wildstrub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00 SAC Winterthu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interthur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39];&quot;[^A-Za-z\s]\s*&quot;;&quot;&quot;;&quot;g&quot;);&quot;(\s|-)+&quot;;&quot;-&quot;;&quot;g&quot;));&quot;@example.ch&quot;)" office:value-type="string" office:string-value="sac-winterthur@example.ch" calcext:value-type="string">
            <text:p>sac-winterthur@example.ch</text:p>
          </table:table-cell>
          <table:table-cell table:formula="of:=COM.MICROSOFT.CONCAT(&quot;https://&quot;;LOWER(ORG.LIBREOFFICE.REGEX(ORG.LIBREOFFICE.REGEX([.F139];&quot;[^A-Za-z\s]\s*&quot;;&quot;&quot;;&quot;g&quot;);&quot;(\s|-)+&quot;;&quot;-&quot;;&quot;g&quot;));&quot;.ch&quot;)" office:value-type="string" office:string-value="https://sac-winterthur.ch" calcext:value-type="string">
            <text:p>https://sac-winterthu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40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140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00 SAC Zermatt</text:p>
          </table:table-cell>
          <table:table-cell office:value-type="string" calcext:value-type="string">
            <text:p>Postfach 13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41];&quot;[^A-Za-z\s]\s*&quot;;&quot;&quot;;&quot;g&quot;);&quot;(\s|-)+&quot;;&quot;-&quot;;&quot;g&quot;));&quot;@example.ch&quot;)" office:value-type="string" office:string-value="sac-zermatt@example.ch" calcext:value-type="string">
            <text:p>sac-zermatt@example.ch</text:p>
          </table:table-cell>
          <table:table-cell table:formula="of:=COM.MICROSOFT.CONCAT(&quot;https://&quot;;LOWER(ORG.LIBREOFFICE.REGEX(ORG.LIBREOFFICE.REGEX([.F141];&quot;[^A-Za-z\s]\s*&quot;;&quot;&quot;;&quot;g&quot;);&quot;(\s|-)+&quot;;&quot;-&quot;;&quot;g&quot;));&quot;.ch&quot;)" office:value-type="string" office:string-value="https://sac-zermatt.ch" calcext:value-type="string">
            <text:p>https://sac-zermat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50 SAC Zimmer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orgen</text:p>
          </table:table-cell>
          <table:table-cell office:value-type="string" calcext:value-type="string">
            <text:p>88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42];&quot;[^A-Za-z\s]\s*&quot;;&quot;&quot;;&quot;g&quot;);&quot;(\s|-)+&quot;;&quot;-&quot;;&quot;g&quot;));&quot;@example.ch&quot;)" office:value-type="string" office:string-value="sac-zimmerberg@example.ch" calcext:value-type="string">
            <text:p>sac-zimmerberg@example.ch</text:p>
          </table:table-cell>
          <table:table-cell table:formula="of:=COM.MICROSOFT.CONCAT(&quot;https://&quot;;LOWER(ORG.LIBREOFFICE.REGEX(ORG.LIBREOFFICE.REGEX([.F142];&quot;[^A-Za-z\s]\s*&quot;;&quot;&quot;;&quot;g&quot;);&quot;(\s|-)+&quot;;&quot;-&quot;;&quot;g&quot;));&quot;.ch&quot;)" office:value-type="string" office:string-value="https://sac-zimmerberg.ch" calcext:value-type="string">
            <text:p>https://sac-zimmer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00 SAC Zindelspitz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chen SZ</text:p>
          </table:table-cell>
          <table:table-cell office:value-type="string" calcext:value-type="string">
            <text:p>885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43];&quot;[^A-Za-z\s]\s*&quot;;&quot;&quot;;&quot;g&quot;);&quot;(\s|-)+&quot;;&quot;-&quot;;&quot;g&quot;));&quot;@example.ch&quot;)" office:value-type="string" office:string-value="sac-zindelspitz@example.ch" calcext:value-type="string">
            <text:p>sac-zindelspitz@example.ch</text:p>
          </table:table-cell>
          <table:table-cell table:formula="of:=COM.MICROSOFT.CONCAT(&quot;https://&quot;;LOWER(ORG.LIBREOFFICE.REGEX(ORG.LIBREOFFICE.REGEX([.F143];&quot;[^A-Za-z\s]\s*&quot;;&quot;&quot;;&quot;g&quot;);&quot;(\s|-)+&quot;;&quot;-&quot;;&quot;g&quot;));&quot;.ch&quot;)" office:value-type="string" office:string-value="https://sac-zindelspitz.ch" calcext:value-type="string">
            <text:p>https://sac-zindelspitz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50 SAC Zofing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ofingen</text:p>
          </table:table-cell>
          <table:table-cell office:value-type="string" calcext:value-type="string">
            <text:p>48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144];&quot;[^A-Za-z\s]\s*&quot;;&quot;&quot;;&quot;g&quot;);&quot;(\s|-)+&quot;;&quot;-&quot;;&quot;g&quot;));&quot;@example.ch&quot;)" office:value-type="string" office:string-value="sac-zofingen@example.ch" calcext:value-type="string">
            <text:p>sac-zofingen@example.ch</text:p>
          </table:table-cell>
          <table:table-cell table:formula="of:=COM.MICROSOFT.CONCAT(&quot;https://&quot;;LOWER(ORG.LIBREOFFICE.REGEX(ORG.LIBREOFFICE.REGEX([.F144];&quot;[^A-Za-z\s]\s*&quot;;&quot;&quot;;&quot;g&quot;);&quot;(\s|-)+&quot;;&quot;-&quot;;&quot;g&quot;));&quot;.ch&quot;)" office:value-type="string" office:string-value="https://sac-zofingen.ch" calcext:value-type="string">
            <text:p>https://sac-zofing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" table:style-name="ta1"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ce1"/>
        <table:table-column table:style-name="co11" table:default-cell-style-name="ce1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ce1"/>
        <table:table-column table:style-name="co33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ce1"/>
        <table:table-column table:style-name="co66" table:default-cell-style-name="ce1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1"/>
        <table:table-column table:style-name="co74" table:default-cell-style-name="ce1"/>
        <table:table-column table:style-name="co57" table:default-cell-style-name="ce1"/>
        <table:table-column table:style-name="co75" table:default-cell-style-name="ce1"/>
        <table:table-column table:style-name="co76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1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1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1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.00.0000</text:date>, <text:time style:data-style-name="N2" text:time-value="12:33:26.407745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09-12T15:06:32.497108072</dc:date>
    <meta:editing-duration>PT1H7M23S</meta:editing-duration>
    <meta:editing-cycles>14</meta:editing-cycles>
    <meta:generator>LibreOffice/24.8.0.3$Linux_X86_64 LibreOffice_project/480$Build-3</meta:generator>
    <meta:document-statistic meta:table-count="6" meta:cell-count="5338" meta:object-count="0"/>
  </office:meta>
</office:document-meta>
</file>